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8.3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45.75pt"/>
    </style:style>
    <style:style style:name="co6" style:family="table-column">
      <style:table-column-properties fo:break-before="auto" style:column-width="51.1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0"/>
    <style:style style:name="ce3" style:family="table-cell" style:parent-style-name="Default">
      <style:table-cell-properties fo:wrap-option="no-wrap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Raw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problem size</text:p>
          </table:table-cell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dot</text:p>
          </table:table-cell>
          <table:table-cell office:value-type="float" office:value="0.073478" calcext:value-type="float">
            <text:p>0.073478</text:p>
          </table:table-cell>
          <table:table-cell office:value-type="float" office:value="0.368082" calcext:value-type="float">
            <text:p>0.368082</text:p>
          </table:table-cell>
          <table:table-cell office:value-type="float" office:value="0.573386" calcext:value-type="float">
            <text:p>0.573386</text:p>
          </table:table-cell>
          <table:table-cell office:value-type="float" office:value="1.27144" calcext:value-type="float">
            <text:p>1.27144</text:p>
          </table:table-cell>
          <table:table-cell office:value-type="float" office:value="1.47405" calcext:value-type="float">
            <text:p>1.47405</text:p>
          </table:table-cell>
          <table:table-cell office:value-type="float" office:value="1.29386" calcext:value-type="float">
            <text:p>1.29386</text:p>
          </table:table-cell>
          <table:table-cell table:style-name="ce2" office:value-type="float" office:value="2.25441" calcext:value-type="float">
            <text:p>2.25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WAXPBY</text:p>
          </table:table-cell>
          <table:table-cell office:value-type="float" office:value="0.0705202" calcext:value-type="float">
            <text:p>0.0705202</text:p>
          </table:table-cell>
          <table:table-cell office:value-type="float" office:value="0.418079" calcext:value-type="float">
            <text:p>0.418079</text:p>
          </table:table-cell>
          <table:table-cell office:value-type="float" office:value="0.676941" calcext:value-type="float">
            <text:p>0.676941</text:p>
          </table:table-cell>
          <table:table-cell office:value-type="float" office:value="1.58931" calcext:value-type="float">
            <text:p>1.58931</text:p>
          </table:table-cell>
          <table:table-cell office:value-type="float" office:value="1.70555" calcext:value-type="float">
            <text:p>1.70555</text:p>
          </table:table-cell>
          <table:table-cell office:value-type="float" office:value="1.56712" calcext:value-type="float">
            <text:p>1.56712</text:p>
          </table:table-cell>
          <table:table-cell table:style-name="ce2" office:value-type="float" office:value="2.76008" calcext:value-type="float">
            <text:p>2.76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SPMV</text:p>
          </table:table-cell>
          <table:table-cell office:value-type="float" office:value="1.09957" calcext:value-type="float">
            <text:p>1.09957</text:p>
          </table:table-cell>
          <table:table-cell office:value-type="float" office:value="3.89617" calcext:value-type="float">
            <text:p>3.89617</text:p>
          </table:table-cell>
          <table:table-cell office:value-type="float" office:value="6.10992" calcext:value-type="float">
            <text:p>6.10992</text:p>
          </table:table-cell>
          <table:table-cell office:value-type="float" office:value="16.556" calcext:value-type="float">
            <text:p>16.556</text:p>
          </table:table-cell>
          <table:table-cell office:value-type="float" office:value="15.1762" calcext:value-type="float">
            <text:p>15.1762</text:p>
          </table:table-cell>
          <table:table-cell office:value-type="float" office:value="15.6282" calcext:value-type="float">
            <text:p>15.6282</text:p>
          </table:table-cell>
          <table:table-cell table:style-name="ce2" office:value-type="float" office:value="28.0362" calcext:value-type="float">
            <text:p>28.0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MG</text:p>
          </table:table-cell>
          <table:table-cell office:value-type="float" office:value="21.2728" calcext:value-type="float">
            <text:p>21.2728</text:p>
          </table:table-cell>
          <table:table-cell office:value-type="float" office:value="65.9832" calcext:value-type="float">
            <text:p>65.9832</text:p>
          </table:table-cell>
          <table:table-cell office:value-type="float" office:value="118.374" calcext:value-type="float">
            <text:p>118.374</text:p>
          </table:table-cell>
          <table:table-cell office:value-type="float" office:value="265.851" calcext:value-type="float">
            <text:p>265.851</text:p>
          </table:table-cell>
          <table:table-cell office:value-type="float" office:value="264.983" calcext:value-type="float">
            <text:p>264.983</text:p>
          </table:table-cell>
          <table:table-cell office:value-type="float" office:value="245.273" calcext:value-type="float">
            <text:p>245.273</text:p>
          </table:table-cell>
          <table:table-cell office:value-type="float" office:value="386.708" calcext:value-type="float">
            <text:p>386.7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total</text:p>
          </table:table-cell>
          <table:table-cell office:value-type="float" office:value="22.5192" calcext:value-type="float">
            <text:p>22.5192</text:p>
          </table:table-cell>
          <table:table-cell office:value-type="float" office:value="70.6781" calcext:value-type="float">
            <text:p>70.6781</text:p>
          </table:table-cell>
          <table:table-cell office:value-type="float" office:value="125.762" calcext:value-type="float">
            <text:p>125.762</text:p>
          </table:table-cell>
          <table:table-cell office:value-type="float" office:value="285.327" calcext:value-type="float">
            <text:p>285.327</text:p>
          </table:table-cell>
          <table:table-cell office:value-type="float" office:value="283.397" calcext:value-type="float">
            <text:p>283.397</text:p>
          </table:table-cell>
          <table:table-cell office:value-type="float" office:value="263.822" calcext:value-type="float">
            <text:p>263.822</text:p>
          </table:table-cell>
          <table:table-cell office:value-type="float" office:value="419.854" calcext:value-type="float">
            <text:p>419.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iterations 1</text:p>
          </table:table-cell>
          <table:table-cell table:number-columns-repeated="4" office:value-type="float" office:value="51" calcext:value-type="float">
            <text:p>51</text:p>
          </table:table-cell>
          <table:table-cell table:formula="of:=[.E7]" office:value-type="float" office:value="51" calcext:value-type="float">
            <text:p>51</text:p>
          </table:table-cell>
          <table:table-cell table:formula="of:=[.F7]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iterations 2</text:p>
          </table:table-cell>
          <table:table-cell table:number-columns-repeated="4" office:value-type="float" office:value="12" calcext:value-type="float">
            <text:p>12</text:p>
          </table:table-cell>
          <table:table-cell table:formula="of:=[.E8]" office:value-type="float" office:value="12" calcext:value-type="float">
            <text:p>12</text:p>
          </table:table-cell>
          <table:table-cell table:formula="of:=[.F8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iterations 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E9]" office:value-type="float" office:value="2" calcext:value-type="float">
            <text:p>2</text:p>
          </table:table-cell>
          <table:table-cell table:formula="of:=[.F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iterations 6</text:p>
          </table:table-cell>
          <table:table-cell table:formula="of:=[.B7]" office:value-type="float" office:value="51" calcext:value-type="float">
            <text:p>51</text:p>
          </table:table-cell>
          <table:table-cell table:formula="of:=[.C7]" office:value-type="float" office:value="51" calcext:value-type="float">
            <text:p>51</text:p>
          </table:table-cell>
          <table:table-cell table:formula="of:=[.D7]" office:value-type="float" office:value="51" calcext:value-type="float">
            <text:p>51</text:p>
          </table:table-cell>
          <table:table-cell table:formula="of:=[.E7]" office:value-type="float" office:value="51" calcext:value-type="float">
            <text:p>51</text:p>
          </table:table-cell>
          <table:table-cell table:formula="of:=[.F7]" office:value-type="float" office:value="51" calcext:value-type="float">
            <text:p>51</text:p>
          </table:table-cell>
          <table:table-cell table:formula="of:=[.G7]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dot</text:p>
          </table:table-cell>
          <table:table-cell office:value-type="float" office:value="0.0376537" calcext:value-type="float">
            <text:p>0.0376537</text:p>
          </table:table-cell>
          <table:table-cell office:value-type="float" office:value="0.223225" calcext:value-type="float">
            <text:p>0.223225</text:p>
          </table:table-cell>
          <table:table-cell office:value-type="float" office:value="0.317688" calcext:value-type="float">
            <text:p>0.317688</text:p>
          </table:table-cell>
          <table:table-cell office:value-type="float" office:value="0.701382" calcext:value-type="float">
            <text:p>0.701382</text:p>
          </table:table-cell>
          <table:table-cell office:value-type="float" office:value="0.752149" calcext:value-type="float">
            <text:p>0.752149</text:p>
          </table:table-cell>
          <table:table-cell office:value-type="float" office:value="0.721899" calcext:value-type="float">
            <text:p>0.721899</text:p>
          </table:table-cell>
          <table:table-cell office:value-type="float" office:value="1.20501" calcext:value-type="float">
            <text:p>1.205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WAXPBY</text:p>
          </table:table-cell>
          <table:table-cell office:value-type="float" office:value="0.029599" calcext:value-type="float">
            <text:p>0.029599</text:p>
          </table:table-cell>
          <table:table-cell office:value-type="float" office:value="0.228096" calcext:value-type="float">
            <text:p>0.228096</text:p>
          </table:table-cell>
          <table:table-cell office:value-type="float" office:value="0.412916" calcext:value-type="float">
            <text:p>0.412916</text:p>
          </table:table-cell>
          <table:table-cell office:value-type="float" office:value="0.849614" calcext:value-type="float">
            <text:p>0.849614</text:p>
          </table:table-cell>
          <table:table-cell office:value-type="float" office:value="0.869679" calcext:value-type="float">
            <text:p>0.869679</text:p>
          </table:table-cell>
          <table:table-cell office:value-type="float" office:value="0.90961" calcext:value-type="float">
            <text:p>0.90961</text:p>
          </table:table-cell>
          <table:table-cell office:value-type="float" office:value="1.44791" calcext:value-type="float">
            <text:p>1.447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SPMV</text:p>
          </table:table-cell>
          <table:table-cell office:value-type="float" office:value="0.832149" calcext:value-type="float">
            <text:p>0.832149</text:p>
          </table:table-cell>
          <table:table-cell office:value-type="float" office:value="2.9824" calcext:value-type="float">
            <text:p>2.9824</text:p>
          </table:table-cell>
          <table:table-cell office:value-type="float" office:value="4.80009" calcext:value-type="float">
            <text:p>4.80009</text:p>
          </table:table-cell>
          <table:table-cell office:value-type="float" office:value="10.8474" calcext:value-type="float">
            <text:p>10.8474</text:p>
          </table:table-cell>
          <table:table-cell office:value-type="float" office:value="10.3945" calcext:value-type="float">
            <text:p>10.3945</text:p>
          </table:table-cell>
          <table:table-cell office:value-type="float" office:value="10.8653" calcext:value-type="float">
            <text:p>10.8653</text:p>
          </table:table-cell>
          <table:table-cell office:value-type="float" office:value="19.4357" calcext:value-type="float">
            <text:p>19.4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MG</text:p>
          </table:table-cell>
          <table:table-cell office:value-type="float" office:value="18.3368" calcext:value-type="float">
            <text:p>18.3368</text:p>
          </table:table-cell>
          <table:table-cell office:value-type="float" office:value="57.7716" calcext:value-type="float">
            <text:p>57.7716</text:p>
          </table:table-cell>
          <table:table-cell office:value-type="float" office:value="100.239" calcext:value-type="float">
            <text:p>100.239</text:p>
          </table:table-cell>
          <table:table-cell office:value-type="float" office:value="212.72" calcext:value-type="float">
            <text:p>212.72</text:p>
          </table:table-cell>
          <table:table-cell office:value-type="float" office:value="213.475" calcext:value-type="float">
            <text:p>213.475</text:p>
          </table:table-cell>
          <table:table-cell office:value-type="float" office:value="213.263" calcext:value-type="float">
            <text:p>213.263</text:p>
          </table:table-cell>
          <table:table-cell office:value-type="float" office:value="332.737" calcext:value-type="float">
            <text:p>332.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total</text:p>
          </table:table-cell>
          <table:table-cell office:value-type="float" office:value="19.2373" calcext:value-type="float">
            <text:p>19.2373</text:p>
          </table:table-cell>
          <table:table-cell office:value-type="float" office:value="61.2104" calcext:value-type="float">
            <text:p>61.2104</text:p>
          </table:table-cell>
          <table:table-cell office:value-type="float" office:value="105.782" calcext:value-type="float">
            <text:p>105.782</text:p>
          </table:table-cell>
          <table:table-cell office:value-type="float" office:value="225.147" calcext:value-type="float">
            <text:p>225.147</text:p>
          </table:table-cell>
          <table:table-cell office:value-type="float" office:value="225.519" calcext:value-type="float">
            <text:p>225.519</text:p>
          </table:table-cell>
          <table:table-cell office:value-type="float" office:value="225.788" calcext:value-type="float">
            <text:p>225.788</text:p>
          </table:table-cell>
          <table:table-cell office:value-type="float" office:value="354.878" calcext:value-type="float">
            <text:p>354.8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iterations 1</text:p>
          </table:table-cell>
          <table:table-cell table:number-columns-repeated="4" office:value-type="float" office:value="51" calcext:value-type="float">
            <text:p>51</text:p>
          </table:table-cell>
          <table:table-cell table:formula="of:=[.E16]" office:value-type="float" office:value="51" calcext:value-type="float">
            <text:p>51</text:p>
          </table:table-cell>
          <table:table-cell table:formula="of:=[.F16]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iterations 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E17]" office:value-type="float" office:value="22" calcext:value-type="float">
            <text:p>22</text:p>
          </table:table-cell>
          <table:table-cell table:formula="of:=[.F17]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iterations 4</text:p>
          </table:table-cell>
          <table:table-cell table:number-columns-repeated="4" office:value-type="float" office:value="3" calcext:value-type="float">
            <text:p>3</text:p>
          </table:table-cell>
          <table:table-cell table:formula="of:=[.E18]" office:value-type="float" office:value="3" calcext:value-type="float">
            <text:p>3</text:p>
          </table:table-cell>
          <table:table-cell table:formula="of:=[.F18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iterations 6</text:p>
          </table:table-cell>
          <table:table-cell table:formula="of:=[.B16]" office:value-type="float" office:value="51" calcext:value-type="float">
            <text:p>51</text:p>
          </table:table-cell>
          <table:table-cell table:formula="of:=[.C16]" office:value-type="float" office:value="51" calcext:value-type="float">
            <text:p>51</text:p>
          </table:table-cell>
          <table:table-cell table:formula="of:=[.D16]" office:value-type="float" office:value="51" calcext:value-type="float">
            <text:p>51</text:p>
          </table:table-cell>
          <table:table-cell table:formula="of:=[.E16]" office:value-type="float" office:value="51" calcext:value-type="float">
            <text:p>51</text:p>
          </table:table-cell>
          <table:table-cell table:formula="of:=[.F16]" office:value-type="float" office:value="51" calcext:value-type="float">
            <text:p>51</text:p>
          </table:table-cell>
          <table:table-cell table:formula="of:=[.G16]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ative dot</text:p>
          </table:table-cell>
          <table:table-cell table:style-name="ce1" table:formula="of:=[.B11]/[.B2]-1" office:value-type="percentage" office:value="-0.487551375922045" calcext:value-type="percentage">
            <text:p>-48.76%</text:p>
          </table:table-cell>
          <table:table-cell table:style-name="ce1" table:formula="of:=[.C11]/[.C2]-1" office:value-type="percentage" office:value="-0.393545459979026" calcext:value-type="percentage">
            <text:p>-39.35%</text:p>
          </table:table-cell>
          <table:table-cell table:style-name="ce1" table:formula="of:=[.D11]/[.D2]-1" office:value-type="percentage" office:value="-0.445943919105105" calcext:value-type="percentage">
            <text:p>-44.59%</text:p>
          </table:table-cell>
          <table:table-cell table:style-name="ce1" table:formula="of:=[.E11]/[.E2]-1" office:value-type="percentage" office:value="-0.44835619455106" calcext:value-type="percentage">
            <text:p>-44.84%</text:p>
          </table:table-cell>
          <table:table-cell table:style-name="ce1" table:formula="of:=[.F11]/[.F2]-1" office:value-type="percentage" office:value="-0.489739832434449" calcext:value-type="percentage">
            <text:p>-48.97%</text:p>
          </table:table-cell>
          <table:table-cell table:style-name="ce1" table:formula="of:=[.G11]/[.G2]-1" office:value-type="percentage" office:value="-0.442057873340238" calcext:value-type="percentage">
            <text:p>-44.21%</text:p>
          </table:table-cell>
          <table:table-cell table:style-name="ce1" table:formula="of:=[.H11]/[.H2]-1" office:value-type="percentage" office:value="-0.465487644217334" calcext:value-type="percentage">
            <text:p>-46.55%</text:p>
          </table:table-cell>
          <table:table-cell table:style-name="ce1" table:formula="of:=[.I11]/[.I2]-1" office:value-type="string" office:string-value="" calcext:value-type="error">
            <text:p>#DIV/0!</text:p>
          </table:table-cell>
          <table:table-cell table:style-name="ce1" table:formula="of:=[.J11]/[.J2]-1" office:value-type="string" office:string-value="" calcext:value-type="error">
            <text:p>#DIV/0!</text:p>
          </table:table-cell>
          <table:table-cell table:style-name="ce1" table:formula="of:=[.K11]/[.K2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lative WAXPBY</text:p>
          </table:table-cell>
          <table:table-cell table:style-name="ce1" table:formula="of:=[.B12]/[.B3]-1" office:value-type="percentage" office:value="-0.580276289630489" calcext:value-type="percentage">
            <text:p>-58.03%</text:p>
          </table:table-cell>
          <table:table-cell table:style-name="ce1" table:formula="of:=[.C12]/[.C3]-1" office:value-type="percentage" office:value="-0.454418901690829" calcext:value-type="percentage">
            <text:p>-45.44%</text:p>
          </table:table-cell>
          <table:table-cell table:style-name="ce1" table:formula="of:=[.D12]/[.D3]-1" office:value-type="percentage" office:value="-0.390026604977391" calcext:value-type="percentage">
            <text:p>-39.00%</text:p>
          </table:table-cell>
          <table:table-cell table:style-name="ce1" table:formula="of:=[.E12]/[.E3]-1" office:value-type="percentage" office:value="-0.465419584599606" calcext:value-type="percentage">
            <text:p>-46.54%</text:p>
          </table:table-cell>
          <table:table-cell table:style-name="ce1" table:formula="of:=[.F12]/[.F3]-1" office:value-type="percentage" office:value="-0.490088827650904" calcext:value-type="percentage">
            <text:p>-49.01%</text:p>
          </table:table-cell>
          <table:table-cell table:style-name="ce1" table:formula="of:=[.G12]/[.G3]-1" office:value-type="percentage" office:value="-0.419565827760478" calcext:value-type="percentage">
            <text:p>-41.96%</text:p>
          </table:table-cell>
          <table:table-cell table:style-name="ce1" table:formula="of:=[.H12]/[.H3]-1" office:value-type="percentage" office:value="-0.475410133039622" calcext:value-type="percentage">
            <text:p>-47.54%</text:p>
          </table:table-cell>
          <table:table-cell table:style-name="ce1" table:formula="of:=[.I12]/[.I3]-1" office:value-type="string" office:string-value="" calcext:value-type="error">
            <text:p>#DIV/0!</text:p>
          </table:table-cell>
          <table:table-cell table:style-name="ce1" table:formula="of:=[.J12]/[.J3]-1" office:value-type="string" office:string-value="" calcext:value-type="error">
            <text:p>#DIV/0!</text:p>
          </table:table-cell>
          <table:table-cell table:style-name="ce1" table:formula="of:=[.K12]/[.K3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lative SPMV</text:p>
          </table:table-cell>
          <table:table-cell table:style-name="ce1" table:formula="of:=[.B13]/[.B4]-1" office:value-type="percentage" office:value="-0.243205071073238" calcext:value-type="percentage">
            <text:p>-24.32%</text:p>
          </table:table-cell>
          <table:table-cell table:style-name="ce1" table:formula="of:=[.C13]/[.C4]-1" office:value-type="percentage" office:value="-0.234530320802224" calcext:value-type="percentage">
            <text:p>-23.45%</text:p>
          </table:table-cell>
          <table:table-cell table:style-name="ce1" table:formula="of:=[.D13]/[.D4]-1" office:value-type="percentage" office:value="-0.214377602325399" calcext:value-type="percentage">
            <text:p>-21.44%</text:p>
          </table:table-cell>
          <table:table-cell table:style-name="ce1" table:formula="of:=[.E13]/[.E4]-1" office:value-type="percentage" office:value="-0.344805508576951" calcext:value-type="percentage">
            <text:p>-34.48%</text:p>
          </table:table-cell>
          <table:table-cell table:style-name="ce1" table:formula="of:=[.F13]/[.F4]-1" office:value-type="percentage" office:value="-0.315078873499295" calcext:value-type="percentage">
            <text:p>-31.51%</text:p>
          </table:table-cell>
          <table:table-cell table:style-name="ce1" table:formula="of:=[.G13]/[.G4]-1" office:value-type="percentage" office:value="-0.304763184499814" calcext:value-type="percentage">
            <text:p>-30.48%</text:p>
          </table:table-cell>
          <table:table-cell table:style-name="ce1" table:formula="of:=[.H13]/[.H4]-1" office:value-type="percentage" office:value="-0.306764112112198" calcext:value-type="percentage">
            <text:p>-30.68%</text:p>
          </table:table-cell>
          <table:table-cell table:style-name="ce1" table:formula="of:=[.I13]/[.I4]-1" office:value-type="string" office:string-value="" calcext:value-type="error">
            <text:p>#DIV/0!</text:p>
          </table:table-cell>
          <table:table-cell table:style-name="ce1" table:formula="of:=[.J13]/[.J4]-1" office:value-type="string" office:string-value="" calcext:value-type="error">
            <text:p>#DIV/0!</text:p>
          </table:table-cell>
          <table:table-cell table:style-name="ce1" table:formula="of:=[.K13]/[.K4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lative MG</text:p>
          </table:table-cell>
          <table:table-cell table:style-name="ce1" table:formula="of:=[.B14]/[.B5]-1" office:value-type="percentage" office:value="-0.138016622165394" calcext:value-type="percentage">
            <text:p>-13.80%</text:p>
          </table:table-cell>
          <table:table-cell table:style-name="ce1" table:formula="of:=[.C14]/[.C5]-1" office:value-type="percentage" office:value="-0.124449859964355" calcext:value-type="percentage">
            <text:p>-12.44%</text:p>
          </table:table-cell>
          <table:table-cell table:style-name="ce1" table:formula="of:=[.D14]/[.D5]-1" office:value-type="percentage" office:value="-0.153200871813067" calcext:value-type="percentage">
            <text:p>-15.32%</text:p>
          </table:table-cell>
          <table:table-cell table:style-name="ce1" table:formula="of:=[.E14]/[.E5]-1" office:value-type="percentage" office:value="-0.199852548984205" calcext:value-type="percentage">
            <text:p>-19.99%</text:p>
          </table:table-cell>
          <table:table-cell table:style-name="ce1" table:formula="of:=[.F14]/[.F5]-1" office:value-type="percentage" office:value="-0.194382281127469" calcext:value-type="percentage">
            <text:p>-19.44%</text:p>
          </table:table-cell>
          <table:table-cell table:style-name="ce1" table:formula="of:=[.G14]/[.G5]-1" office:value-type="percentage" office:value="-0.130507638427385" calcext:value-type="percentage">
            <text:p>-13.05%</text:p>
          </table:table-cell>
          <table:table-cell table:style-name="ce1" table:formula="of:=[.H14]/[.H5]-1" office:value-type="percentage" office:value="-0.139565253369467" calcext:value-type="percentage">
            <text:p>-13.96%</text:p>
          </table:table-cell>
          <table:table-cell table:style-name="ce1" table:formula="of:=[.I14]/[.I5]-1" office:value-type="string" office:string-value="" calcext:value-type="error">
            <text:p>#DIV/0!</text:p>
          </table:table-cell>
          <table:table-cell table:style-name="ce1" table:formula="of:=[.J14]/[.J5]-1" office:value-type="string" office:string-value="" calcext:value-type="error">
            <text:p>#DIV/0!</text:p>
          </table:table-cell>
          <table:table-cell table:style-name="ce1" table:formula="of:=[.K14]/[.K5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lative total</text:p>
          </table:table-cell>
          <table:table-cell table:style-name="ce1" table:formula="of:=[.B15]/[.B6]-1" office:value-type="percentage" office:value="-0.145737859248996" calcext:value-type="percentage">
            <text:p>-14.57%</text:p>
          </table:table-cell>
          <table:table-cell table:style-name="ce1" table:formula="of:=[.C15]/[.C6]-1" office:value-type="percentage" office:value="-0.133955213849835" calcext:value-type="percentage">
            <text:p>-13.40%</text:p>
          </table:table-cell>
          <table:table-cell table:style-name="ce1" table:formula="of:=[.D15]/[.D6]-1" office:value-type="percentage" office:value="-0.158871519218842" calcext:value-type="percentage">
            <text:p>-15.89%</text:p>
          </table:table-cell>
          <table:table-cell table:style-name="ce1" table:formula="of:=[.E15]/[.E6]-1" office:value-type="percentage" office:value="-0.210915896497703" calcext:value-type="percentage">
            <text:p>-21.09%</text:p>
          </table:table-cell>
          <table:table-cell table:style-name="ce1" table:formula="of:=[.F15]/[.F6]-1" office:value-type="percentage" office:value="-0.20422940256954" calcext:value-type="percentage">
            <text:p>-20.42%</text:p>
          </table:table-cell>
          <table:table-cell table:style-name="ce1" table:formula="of:=[.G15]/[.G6]-1" office:value-type="percentage" office:value="-0.144165384236341" calcext:value-type="percentage">
            <text:p>-14.42%</text:p>
          </table:table-cell>
          <table:table-cell table:style-name="ce1" table:formula="of:=[.H15]/[.H6]-1" office:value-type="percentage" office:value="-0.154758558927627" calcext:value-type="percentage">
            <text:p>-15.48%</text:p>
          </table:table-cell>
          <table:table-cell table:style-name="ce1" table:formula="of:=[.I15]/[.I6]-1" office:value-type="string" office:string-value="" calcext:value-type="error">
            <text:p>#DIV/0!</text:p>
          </table:table-cell>
          <table:table-cell table:style-name="ce1" table:formula="of:=[.J15]/[.J6]-1" office:value-type="string" office:string-value="" calcext:value-type="error">
            <text:p>#DIV/0!</text:p>
          </table:table-cell>
          <table:table-cell table:style-name="ce1" table:formula="of:=[.K15]/[.K6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iff iterations 1</text:p>
          </table:table-cell>
          <table:table-cell table:formula="of:=[.B16]-[.B7]" office:value-type="float" office:value="0" calcext:value-type="float">
            <text:p>0</text:p>
          </table:table-cell>
          <table:table-cell table:formula="of:=[.C16]-[.C7]" office:value-type="float" office:value="0" calcext:value-type="float">
            <text:p>0</text:p>
          </table:table-cell>
          <table:table-cell table:formula="of:=[.D16]-[.D7]" office:value-type="float" office:value="0" calcext:value-type="float">
            <text:p>0</text:p>
          </table:table-cell>
          <table:table-cell table:formula="of:=[.E16]-[.E7]" office:value-type="float" office:value="0" calcext:value-type="float">
            <text:p>0</text:p>
          </table:table-cell>
          <table:table-cell table:formula="of:=[.F16]-[.F7]" office:value-type="float" office:value="0" calcext:value-type="float">
            <text:p>0</text:p>
          </table:table-cell>
          <table:table-cell table:formula="of:=[.G16]-[.G7]" office:value-type="float" office:value="0" calcext:value-type="float">
            <text:p>0</text:p>
          </table:table-cell>
          <table:table-cell table:formula="of:=[.H16]-[.H7]" office:value-type="float" office:value="0" calcext:value-type="float">
            <text:p>0</text:p>
          </table:table-cell>
          <table:table-cell table:formula="of:=[.I16]-[.I7]" office:value-type="float" office:value="0" calcext:value-type="float">
            <text:p>0</text:p>
          </table:table-cell>
          <table:table-cell table:formula="of:=[.J16]-[.J7]" office:value-type="float" office:value="0" calcext:value-type="float">
            <text:p>0</text:p>
          </table:table-cell>
          <table:table-cell table:formula="of:=[.K16]-[.K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ff iterations 2</text:p>
          </table:table-cell>
          <table:table-cell table:formula="of:=[.B17]-[.B8]" office:value-type="float" office:value="9" calcext:value-type="float">
            <text:p>9</text:p>
          </table:table-cell>
          <table:table-cell table:formula="of:=[.C17]-[.C8]" office:value-type="float" office:value="9" calcext:value-type="float">
            <text:p>9</text:p>
          </table:table-cell>
          <table:table-cell table:formula="of:=[.D17]-[.D8]" office:value-type="float" office:value="10" calcext:value-type="float">
            <text:p>10</text:p>
          </table:table-cell>
          <table:table-cell table:formula="of:=[.E17]-[.E8]" office:value-type="float" office:value="10" calcext:value-type="float">
            <text:p>10</text:p>
          </table:table-cell>
          <table:table-cell table:formula="of:=[.F17]-[.F8]" office:value-type="float" office:value="10" calcext:value-type="float">
            <text:p>10</text:p>
          </table:table-cell>
          <table:table-cell table:formula="of:=[.G17]-[.G8]" office:value-type="float" office:value="10" calcext:value-type="float">
            <text:p>10</text:p>
          </table:table-cell>
          <table:table-cell table:formula="of:=[.H17]-[.H8]" office:value-type="float" office:value="11" calcext:value-type="float">
            <text:p>11</text:p>
          </table:table-cell>
          <table:table-cell table:formula="of:=[.I17]-[.I8]" office:value-type="float" office:value="0" calcext:value-type="float">
            <text:p>0</text:p>
          </table:table-cell>
          <table:table-cell table:formula="of:=[.J17]-[.J8]" office:value-type="float" office:value="0" calcext:value-type="float">
            <text:p>0</text:p>
          </table:table-cell>
          <table:table-cell table:formula="of:=[.K17]-[.K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ff iterations 4</text:p>
          </table:table-cell>
          <table:table-cell table:formula="of:=[.B18]-[.B9]" office:value-type="float" office:value="1" calcext:value-type="float">
            <text:p>1</text:p>
          </table:table-cell>
          <table:table-cell table:formula="of:=[.C18]-[.C9]" office:value-type="float" office:value="1" calcext:value-type="float">
            <text:p>1</text:p>
          </table:table-cell>
          <table:table-cell table:formula="of:=[.D18]-[.D9]" office:value-type="float" office:value="1" calcext:value-type="float">
            <text:p>1</text:p>
          </table:table-cell>
          <table:table-cell table:formula="of:=[.E18]-[.E9]" office:value-type="float" office:value="1" calcext:value-type="float">
            <text:p>1</text:p>
          </table:table-cell>
          <table:table-cell table:formula="of:=[.F18]-[.F9]" office:value-type="float" office:value="1" calcext:value-type="float">
            <text:p>1</text:p>
          </table:table-cell>
          <table:table-cell table:formula="of:=[.G18]-[.G9]" office:value-type="float" office:value="1" calcext:value-type="float">
            <text:p>1</text:p>
          </table:table-cell>
          <table:table-cell table:formula="of:=[.H18]-[.H9]" office:value-type="float" office:value="1" calcext:value-type="float">
            <text:p>1</text:p>
          </table:table-cell>
          <table:table-cell table:formula="of:=[.I18]-[.I9]" office:value-type="float" office:value="0" calcext:value-type="float">
            <text:p>0</text:p>
          </table:table-cell>
          <table:table-cell table:formula="of:=[.J18]-[.J9]" office:value-type="float" office:value="0" calcext:value-type="float">
            <text:p>0</text:p>
          </table:table-cell>
          <table:table-cell table:formula="of:=[.K18]-[.K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ff iterations 6</text:p>
          </table:table-cell>
          <table:table-cell table:formula="of:=[.B19]-[.B10]" office:value-type="float" office:value="0" calcext:value-type="float">
            <text:p>0</text:p>
          </table:table-cell>
          <table:table-cell table:formula="of:=[.C19]-[.C10]" office:value-type="float" office:value="0" calcext:value-type="float">
            <text:p>0</text:p>
          </table:table-cell>
          <table:table-cell table:formula="of:=[.D19]-[.D10]" office:value-type="float" office:value="0" calcext:value-type="float">
            <text:p>0</text:p>
          </table:table-cell>
          <table:table-cell table:formula="of:=[.E19]-[.E10]" office:value-type="float" office:value="0" calcext:value-type="float">
            <text:p>0</text:p>
          </table:table-cell>
          <table:table-cell table:formula="of:=[.F19]-[.F10]" office:value-type="float" office:value="0" calcext:value-type="float">
            <text:p>0</text:p>
          </table:table-cell>
          <table:table-cell table:formula="of:=[.G19]-[.G10]" office:value-type="float" office:value="0" calcext:value-type="float">
            <text:p>0</text:p>
          </table:table-cell>
          <table:table-cell table:formula="of:=[.H19]-[.H10]" office:value-type="float" office:value="0" calcext:value-type="float">
            <text:p>0</text:p>
          </table:table-cell>
          <table:table-cell table:formula="of:=[.I19]-[.I10]" office:value-type="float" office:value="0" calcext:value-type="float">
            <text:p>0</text:p>
          </table:table-cell>
          <table:table-cell table:formula="of:=[.J19]-[.J10]" office:value-type="float" office:value="0" calcext:value-type="float">
            <text:p>0</text:p>
          </table:table-cell>
          <table:table-cell table:formula="of:=[.K19]-[.K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 double iters</text:p>
          </table:table-cell>
          <table:table-cell table:formula="of:=2*[.B7]+2*[.B8]+2*[.B9]+[.B10]" office:value-type="float" office:value="181" calcext:value-type="float">
            <text:p>181</text:p>
          </table:table-cell>
          <table:table-cell table:formula="of:=2*[.C7]+2*[.C8]+2*[.C9]+[.C10]" office:value-type="float" office:value="181" calcext:value-type="float">
            <text:p>181</text:p>
          </table:table-cell>
          <table:table-cell table:formula="of:=2*[.D7]+2*[.D8]+2*[.D9]+[.D10]" office:value-type="float" office:value="181" calcext:value-type="float">
            <text:p>181</text:p>
          </table:table-cell>
          <table:table-cell table:formula="of:=2*[.E7]+2*[.E8]+2*[.E9]+[.E10]" office:value-type="float" office:value="181" calcext:value-type="float">
            <text:p>181</text:p>
          </table:table-cell>
          <table:table-cell table:formula="of:=2*[.F7]+2*[.F8]+2*[.F9]+[.F10]" office:value-type="float" office:value="181" calcext:value-type="float">
            <text:p>181</text:p>
          </table:table-cell>
          <table:table-cell table:formula="of:=2*[.G7]+2*[.G8]+2*[.G9]+[.G10]" office:value-type="float" office:value="181" calcext:value-type="float">
            <text:p>181</text:p>
          </table:table-cell>
          <table:table-cell table:formula="of:=2*[.H7]+2*[.H8]+2*[.H9]+[.H10]" office:value-type="float" office:value="179" calcext:value-type="float">
            <text:p>179</text:p>
          </table:table-cell>
          <table:table-cell table:formula="of:=2*[.I7]+2*[.I8]+2*[.I9]+[.I10]" office:value-type="float" office:value="0" calcext:value-type="float">
            <text:p>0</text:p>
          </table:table-cell>
          <table:table-cell table:formula="of:=2*[.J7]+2*[.J8]+2*[.J9]+[.J10]" office:value-type="float" office:value="0" calcext:value-type="float">
            <text:p>0</text:p>
          </table:table-cell>
          <table:table-cell table:formula="of:=2*[.K7]+2*[.K8]+2*[.K9]+[.K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ble per iter dot</text:p>
          </table:table-cell>
          <table:table-cell table:formula="of:=[.B2]/[.B$29]" office:value-type="float" office:value="0.000405955801104972" calcext:value-type="float">
            <text:p>0.0004059558</text:p>
          </table:table-cell>
          <table:table-cell table:formula="of:=[.C2]/[.C$29]" office:value-type="float" office:value="0.00203360220994475" calcext:value-type="float">
            <text:p>0.0020336022</text:p>
          </table:table-cell>
          <table:table-cell table:formula="of:=[.D2]/[.D$29]" office:value-type="float" office:value="0.00316787845303867" calcext:value-type="float">
            <text:p>0.0031678785</text:p>
          </table:table-cell>
          <table:table-cell table:formula="of:=[.E2]/[.E$29]" office:value-type="float" office:value="0.00702453038674033" calcext:value-type="float">
            <text:p>0.0070245304</text:p>
          </table:table-cell>
          <table:table-cell table:formula="of:=[.F2]/[.F$29]" office:value-type="float" office:value="0.0081439226519337" calcext:value-type="float">
            <text:p>0.0081439227</text:p>
          </table:table-cell>
          <table:table-cell table:formula="of:=[.G2]/[.G$29]" office:value-type="float" office:value="0.00714839779005525" calcext:value-type="float">
            <text:p>0.0071483978</text:p>
          </table:table-cell>
          <table:table-cell table:formula="of:=[.H2]/[.H$29]" office:value-type="float" office:value="0.012594469273743" calcext:value-type="float">
            <text:p>0.0125944693</text:p>
          </table:table-cell>
          <table:table-cell table:formula="of:=[.I2]/[.I$29]" office:value-type="string" office:string-value="" calcext:value-type="error">
            <text:p>#DIV/0!</text:p>
          </table:table-cell>
          <table:table-cell table:formula="of:=[.J2]/[.J$29]" office:value-type="string" office:string-value="" calcext:value-type="error">
            <text:p>#DIV/0!</text:p>
          </table:table-cell>
          <table:table-cell table:formula="of:=[.K2]/[.K$2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ouble per iter WAXPBY</text:p>
          </table:table-cell>
          <table:table-cell table:formula="of:=[.B3]/[.B$29]" office:value-type="float" office:value="0.000389614364640884" calcext:value-type="float">
            <text:p>0.0003896144</text:p>
          </table:table-cell>
          <table:table-cell table:formula="of:=[.C3]/[.C$29]" office:value-type="float" office:value="0.00230982872928177" calcext:value-type="float">
            <text:p>0.0023098287</text:p>
          </table:table-cell>
          <table:table-cell table:formula="of:=[.D3]/[.D$29]" office:value-type="float" office:value="0.00374000552486188" calcext:value-type="float">
            <text:p>0.0037400055</text:p>
          </table:table-cell>
          <table:table-cell table:formula="of:=[.E3]/[.E$29]" office:value-type="float" office:value="0.0087807182320442" calcext:value-type="float">
            <text:p>0.0087807182</text:p>
          </table:table-cell>
          <table:table-cell table:formula="of:=[.F3]/[.F$29]" office:value-type="float" office:value="0.00942292817679558" calcext:value-type="float">
            <text:p>0.0094229282</text:p>
          </table:table-cell>
          <table:table-cell table:formula="of:=[.G3]/[.G$29]" office:value-type="float" office:value="0.00865812154696133" calcext:value-type="float">
            <text:p>0.0086581215</text:p>
          </table:table-cell>
          <table:table-cell table:formula="of:=[.H3]/[.H$29]" office:value-type="float" office:value="0.0154194413407821" calcext:value-type="float">
            <text:p>0.0154194413</text:p>
          </table:table-cell>
          <table:table-cell table:formula="of:=[.I3]/[.I$29]" office:value-type="string" office:string-value="" calcext:value-type="error">
            <text:p>#DIV/0!</text:p>
          </table:table-cell>
          <table:table-cell table:formula="of:=[.J3]/[.J$29]" office:value-type="string" office:string-value="" calcext:value-type="error">
            <text:p>#DIV/0!</text:p>
          </table:table-cell>
          <table:table-cell table:formula="of:=[.K3]/[.K$2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ouble per iter SPMV</text:p>
          </table:table-cell>
          <table:table-cell table:formula="of:=[.B4]/[.B$29]" office:value-type="float" office:value="0.00607497237569061" calcext:value-type="float">
            <text:p>0.0060749724</text:p>
          </table:table-cell>
          <table:table-cell table:formula="of:=[.C4]/[.C$29]" office:value-type="float" office:value="0.0215258011049724" calcext:value-type="float">
            <text:p>0.0215258011</text:p>
          </table:table-cell>
          <table:table-cell table:formula="of:=[.D4]/[.D$29]" office:value-type="float" office:value="0.0337564640883978" calcext:value-type="float">
            <text:p>0.0337564641</text:p>
          </table:table-cell>
          <table:table-cell table:formula="of:=[.E4]/[.E$29]" office:value-type="float" office:value="0.0914696132596685" calcext:value-type="float">
            <text:p>0.0914696133</text:p>
          </table:table-cell>
          <table:table-cell table:formula="of:=[.F4]/[.F$29]" office:value-type="float" office:value="0.083846408839779" calcext:value-type="float">
            <text:p>0.0838464088</text:p>
          </table:table-cell>
          <table:table-cell table:formula="of:=[.G4]/[.G$29]" office:value-type="float" office:value="0.0863436464088398" calcext:value-type="float">
            <text:p>0.0863436464</text:p>
          </table:table-cell>
          <table:table-cell table:formula="of:=[.H4]/[.H$29]" office:value-type="float" office:value="0.156626815642458" calcext:value-type="float">
            <text:p>0.1566268156</text:p>
          </table:table-cell>
          <table:table-cell table:formula="of:=[.I4]/[.I$29]" office:value-type="string" office:string-value="" calcext:value-type="error">
            <text:p>#DIV/0!</text:p>
          </table:table-cell>
          <table:table-cell table:formula="of:=[.J4]/[.J$29]" office:value-type="string" office:string-value="" calcext:value-type="error">
            <text:p>#DIV/0!</text:p>
          </table:table-cell>
          <table:table-cell table:formula="of:=[.K4]/[.K$2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ouble per iter MG</text:p>
          </table:table-cell>
          <table:table-cell table:formula="of:=[.B5]/[.B$29]" office:value-type="float" office:value="0.117529281767956" calcext:value-type="float">
            <text:p>0.1175292818</text:p>
          </table:table-cell>
          <table:table-cell table:formula="of:=[.C5]/[.C$29]" office:value-type="float" office:value="0.364548066298342" calcext:value-type="float">
            <text:p>0.3645480663</text:p>
          </table:table-cell>
          <table:table-cell table:formula="of:=[.D5]/[.D$29]" office:value-type="float" office:value="0.654" calcext:value-type="float">
            <text:p>0.654</text:p>
          </table:table-cell>
          <table:table-cell table:formula="of:=[.E5]/[.E$29]" office:value-type="float" office:value="1.46879005524862" calcext:value-type="float">
            <text:p>1.4687900552</text:p>
          </table:table-cell>
          <table:table-cell table:formula="of:=[.F5]/[.F$29]" office:value-type="float" office:value="1.46399447513812" calcext:value-type="float">
            <text:p>1.4639944751</text:p>
          </table:table-cell>
          <table:table-cell table:formula="of:=[.G5]/[.G$29]" office:value-type="float" office:value="1.35509944751381" calcext:value-type="float">
            <text:p>1.3550994475</text:p>
          </table:table-cell>
          <table:table-cell table:formula="of:=[.H5]/[.H$29]" office:value-type="float" office:value="2.16037988826816" calcext:value-type="float">
            <text:p>2.1603798883</text:p>
          </table:table-cell>
          <table:table-cell table:formula="of:=[.I5]/[.I$29]" office:value-type="string" office:string-value="" calcext:value-type="error">
            <text:p>#DIV/0!</text:p>
          </table:table-cell>
          <table:table-cell table:formula="of:=[.J5]/[.J$29]" office:value-type="string" office:string-value="" calcext:value-type="error">
            <text:p>#DIV/0!</text:p>
          </table:table-cell>
          <table:table-cell table:formula="of:=[.K5]/[.K$2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ouble per iter total</text:p>
          </table:table-cell>
          <table:table-cell table:formula="of:=[.B6]/[.B$29]" office:value-type="float" office:value="0.12441546961326" calcext:value-type="float">
            <text:p>0.1244154696</text:p>
          </table:table-cell>
          <table:table-cell table:formula="of:=[.C6]/[.C$29]" office:value-type="float" office:value="0.390486740331492" calcext:value-type="float">
            <text:p>0.3904867403</text:p>
          </table:table-cell>
          <table:table-cell table:formula="of:=[.D6]/[.D$29]" office:value-type="float" office:value="0.694817679558011" calcext:value-type="float">
            <text:p>0.6948176796</text:p>
          </table:table-cell>
          <table:table-cell table:formula="of:=[.E6]/[.E$29]" office:value-type="float" office:value="1.57639226519337" calcext:value-type="float">
            <text:p>1.5763922652</text:p>
          </table:table-cell>
          <table:table-cell table:formula="of:=[.F6]/[.F$29]" office:value-type="float" office:value="1.56572928176796" calcext:value-type="float">
            <text:p>1.5657292818</text:p>
          </table:table-cell>
          <table:table-cell table:formula="of:=[.G6]/[.G$29]" office:value-type="float" office:value="1.45758011049724" calcext:value-type="float">
            <text:p>1.4575801105</text:p>
          </table:table-cell>
          <table:table-cell table:formula="of:=[.H6]/[.H$29]" office:value-type="float" office:value="2.3455530726257" calcext:value-type="float">
            <text:p>2.3455530726</text:p>
          </table:table-cell>
          <table:table-cell table:formula="of:=[.I6]/[.I$29]" office:value-type="string" office:string-value="" calcext:value-type="error">
            <text:p>#DIV/0!</text:p>
          </table:table-cell>
          <table:table-cell table:formula="of:=[.J6]/[.J$29]" office:value-type="string" office:string-value="" calcext:value-type="error">
            <text:p>#DIV/0!</text:p>
          </table:table-cell>
          <table:table-cell table:formula="of:=[.K6]/[.K$2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total single iters</text:p>
          </table:table-cell>
          <table:table-cell table:formula="of:=2*[.B16]+2*[.B17]+2*[.B18]+[.B19]" office:value-type="float" office:value="201" calcext:value-type="float">
            <text:p>201</text:p>
          </table:table-cell>
          <table:table-cell table:formula="of:=2*[.C16]+2*[.C17]+2*[.C18]+[.C19]" office:value-type="float" office:value="201" calcext:value-type="float">
            <text:p>201</text:p>
          </table:table-cell>
          <table:table-cell table:formula="of:=2*[.D16]+2*[.D17]+2*[.D18]+[.D19]" office:value-type="float" office:value="203" calcext:value-type="float">
            <text:p>203</text:p>
          </table:table-cell>
          <table:table-cell table:formula="of:=2*[.E16]+2*[.E17]+2*[.E18]+[.E19]" office:value-type="float" office:value="203" calcext:value-type="float">
            <text:p>203</text:p>
          </table:table-cell>
          <table:table-cell table:formula="of:=2*[.F16]+2*[.F17]+2*[.F18]+[.F19]" office:value-type="float" office:value="203" calcext:value-type="float">
            <text:p>203</text:p>
          </table:table-cell>
          <table:table-cell table:formula="of:=2*[.G16]+2*[.G17]+2*[.G18]+[.G19]" office:value-type="float" office:value="203" calcext:value-type="float">
            <text:p>203</text:p>
          </table:table-cell>
          <table:table-cell table:formula="of:=2*[.H16]+2*[.H17]+2*[.H18]+[.H19]" office:value-type="float" office:value="203" calcext:value-type="float">
            <text:p>203</text:p>
          </table:table-cell>
          <table:table-cell table:formula="of:=2*[.I16]+2*[.I17]+2*[.I18]+[.I19]" office:value-type="float" office:value="0" calcext:value-type="float">
            <text:p>0</text:p>
          </table:table-cell>
          <table:table-cell table:formula="of:=2*[.J16]+2*[.J17]+2*[.J18]+[.J19]" office:value-type="float" office:value="0" calcext:value-type="float">
            <text:p>0</text:p>
          </table:table-cell>
          <table:table-cell table:formula="of:=2*[.K16]+2*[.K17]+2*[.K18]+[.K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per iter dot</text:p>
          </table:table-cell>
          <table:table-cell table:formula="of:=[.B11]/[.B$35]" office:value-type="float" office:value="0.00018733184079602" calcext:value-type="float">
            <text:p>0.0001873318</text:p>
          </table:table-cell>
          <table:table-cell table:formula="of:=[.C11]/[.C$35]" office:value-type="float" office:value="0.00111057213930348" calcext:value-type="float">
            <text:p>0.0011105721</text:p>
          </table:table-cell>
          <table:table-cell table:formula="of:=[.D11]/[.D$35]" office:value-type="float" office:value="0.00156496551724138" calcext:value-type="float">
            <text:p>0.0015649655</text:p>
          </table:table-cell>
          <table:table-cell table:formula="of:=[.E11]/[.E$35]" office:value-type="float" office:value="0.00345508374384236" calcext:value-type="float">
            <text:p>0.0034550837</text:p>
          </table:table-cell>
          <table:table-cell table:formula="of:=[.F11]/[.F$35]" office:value-type="float" office:value="0.00370516748768473" calcext:value-type="float">
            <text:p>0.0037051675</text:p>
          </table:table-cell>
          <table:table-cell table:formula="of:=[.G11]/[.G$35]" office:value-type="float" office:value="0.00355615270935961" calcext:value-type="float">
            <text:p>0.0035561527</text:p>
          </table:table-cell>
          <table:table-cell table:formula="of:=[.H11]/[.H$35]" office:value-type="float" office:value="0.00593600985221675" calcext:value-type="float">
            <text:p>0.0059360099</text:p>
          </table:table-cell>
          <table:table-cell table:formula="of:=[.I11]/[.I$35]" office:value-type="string" office:string-value="" calcext:value-type="error">
            <text:p>#DIV/0!</text:p>
          </table:table-cell>
          <table:table-cell table:formula="of:=[.J11]/[.J$35]" office:value-type="string" office:string-value="" calcext:value-type="error">
            <text:p>#DIV/0!</text:p>
          </table:table-cell>
          <table:table-cell table:formula="of:=[.K11]/[.K$3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ingle per iter WAXPBY</text:p>
          </table:table-cell>
          <table:table-cell table:formula="of:=[.B12]/[.B$35]" office:value-type="float" office:value="0.000147258706467662" calcext:value-type="float">
            <text:p>0.0001472587</text:p>
          </table:table-cell>
          <table:table-cell table:formula="of:=[.C12]/[.C$35]" office:value-type="float" office:value="0.00113480597014925" calcext:value-type="float">
            <text:p>0.001134806</text:p>
          </table:table-cell>
          <table:table-cell table:formula="of:=[.D12]/[.D$35]" office:value-type="float" office:value="0.00203406896551724" calcext:value-type="float">
            <text:p>0.002034069</text:p>
          </table:table-cell>
          <table:table-cell table:formula="of:=[.E12]/[.E$35]" office:value-type="float" office:value="0.00418529064039409" calcext:value-type="float">
            <text:p>0.0041852906</text:p>
          </table:table-cell>
          <table:table-cell table:formula="of:=[.F12]/[.F$35]" office:value-type="float" office:value="0.00428413300492611" calcext:value-type="float">
            <text:p>0.004284133</text:p>
          </table:table-cell>
          <table:table-cell table:formula="of:=[.G12]/[.G$35]" office:value-type="float" office:value="0.00448083743842365" calcext:value-type="float">
            <text:p>0.0044808374</text:p>
          </table:table-cell>
          <table:table-cell table:formula="of:=[.H12]/[.H$35]" office:value-type="float" office:value="0.00713256157635468" calcext:value-type="float">
            <text:p>0.0071325616</text:p>
          </table:table-cell>
          <table:table-cell table:formula="of:=[.I12]/[.I$35]" office:value-type="string" office:string-value="" calcext:value-type="error">
            <text:p>#DIV/0!</text:p>
          </table:table-cell>
          <table:table-cell table:formula="of:=[.J12]/[.J$35]" office:value-type="string" office:string-value="" calcext:value-type="error">
            <text:p>#DIV/0!</text:p>
          </table:table-cell>
          <table:table-cell table:formula="of:=[.K12]/[.K$3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ingle per iter SPMV</text:p>
          </table:table-cell>
          <table:table-cell table:formula="of:=[.B13]/[.B$35]" office:value-type="float" office:value="0.0041400447761194" calcext:value-type="float">
            <text:p>0.0041400448</text:p>
          </table:table-cell>
          <table:table-cell table:formula="of:=[.C13]/[.C$35]" office:value-type="float" office:value="0.0148378109452736" calcext:value-type="float">
            <text:p>0.0148378109</text:p>
          </table:table-cell>
          <table:table-cell table:formula="of:=[.D13]/[.D$35]" office:value-type="float" office:value="0.023645763546798" calcext:value-type="float">
            <text:p>0.0236457635</text:p>
          </table:table-cell>
          <table:table-cell table:formula="of:=[.E13]/[.E$35]" office:value-type="float" office:value="0.0534354679802956" calcext:value-type="float">
            <text:p>0.053435468</text:p>
          </table:table-cell>
          <table:table-cell table:formula="of:=[.F13]/[.F$35]" office:value-type="float" office:value="0.051204433497537" calcext:value-type="float">
            <text:p>0.0512044335</text:p>
          </table:table-cell>
          <table:table-cell table:formula="of:=[.G13]/[.G$35]" office:value-type="float" office:value="0.053523645320197" calcext:value-type="float">
            <text:p>0.0535236453</text:p>
          </table:table-cell>
          <table:table-cell table:formula="of:=[.H13]/[.H$35]" office:value-type="float" office:value="0.0957423645320197" calcext:value-type="float">
            <text:p>0.0957423645</text:p>
          </table:table-cell>
          <table:table-cell table:formula="of:=[.I13]/[.I$35]" office:value-type="string" office:string-value="" calcext:value-type="error">
            <text:p>#DIV/0!</text:p>
          </table:table-cell>
          <table:table-cell table:formula="of:=[.J13]/[.J$35]" office:value-type="string" office:string-value="" calcext:value-type="error">
            <text:p>#DIV/0!</text:p>
          </table:table-cell>
          <table:table-cell table:formula="of:=[.K13]/[.K$3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ingle per iter MG</text:p>
          </table:table-cell>
          <table:table-cell table:formula="of:=[.B14]/[.B$35]" office:value-type="float" office:value="0.0912278606965174" calcext:value-type="float">
            <text:p>0.0912278607</text:p>
          </table:table-cell>
          <table:table-cell table:formula="of:=[.C14]/[.C$35]" office:value-type="float" office:value="0.287420895522388" calcext:value-type="float">
            <text:p>0.2874208955</text:p>
          </table:table-cell>
          <table:table-cell table:formula="of:=[.D14]/[.D$35]" office:value-type="float" office:value="0.493788177339902" calcext:value-type="float">
            <text:p>0.4937881773</text:p>
          </table:table-cell>
          <table:table-cell table:formula="of:=[.E14]/[.E$35]" office:value-type="float" office:value="1.04788177339901" calcext:value-type="float">
            <text:p>1.0478817734</text:p>
          </table:table-cell>
          <table:table-cell table:formula="of:=[.F14]/[.F$35]" office:value-type="float" office:value="1.05160098522167" calcext:value-type="float">
            <text:p>1.0516009852</text:p>
          </table:table-cell>
          <table:table-cell table:formula="of:=[.G14]/[.G$35]" office:value-type="float" office:value="1.05055665024631" calcext:value-type="float">
            <text:p>1.0505566502</text:p>
          </table:table-cell>
          <table:table-cell table:formula="of:=[.H14]/[.H$35]" office:value-type="float" office:value="1.63909852216749" calcext:value-type="float">
            <text:p>1.6390985222</text:p>
          </table:table-cell>
          <table:table-cell table:formula="of:=[.I14]/[.I$35]" office:value-type="string" office:string-value="" calcext:value-type="error">
            <text:p>#DIV/0!</text:p>
          </table:table-cell>
          <table:table-cell table:formula="of:=[.J14]/[.J$35]" office:value-type="string" office:string-value="" calcext:value-type="error">
            <text:p>#DIV/0!</text:p>
          </table:table-cell>
          <table:table-cell table:formula="of:=[.K14]/[.K$3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ingle per iter total</text:p>
          </table:table-cell>
          <table:table-cell table:formula="of:=[.B15]/[.B$35]" office:value-type="float" office:value="0.095707960199005" calcext:value-type="float">
            <text:p>0.0957079602</text:p>
          </table:table-cell>
          <table:table-cell table:formula="of:=[.C15]/[.C$35]" office:value-type="float" office:value="0.304529353233831" calcext:value-type="float">
            <text:p>0.3045293532</text:p>
          </table:table-cell>
          <table:table-cell table:formula="of:=[.D15]/[.D$35]" office:value-type="float" office:value="0.521093596059113" calcext:value-type="float">
            <text:p>0.5210935961</text:p>
          </table:table-cell>
          <table:table-cell table:formula="of:=[.E15]/[.E$35]" office:value-type="float" office:value="1.10909852216749" calcext:value-type="float">
            <text:p>1.1090985222</text:p>
          </table:table-cell>
          <table:table-cell table:formula="of:=[.F15]/[.F$35]" office:value-type="float" office:value="1.11093103448276" calcext:value-type="float">
            <text:p>1.1109310345</text:p>
          </table:table-cell>
          <table:table-cell table:formula="of:=[.G15]/[.G$35]" office:value-type="float" office:value="1.11225615763547" calcext:value-type="float">
            <text:p>1.1122561576</text:p>
          </table:table-cell>
          <table:table-cell table:formula="of:=[.H15]/[.H$35]" office:value-type="float" office:value="1.74816748768473" calcext:value-type="float">
            <text:p>1.7481674877</text:p>
          </table:table-cell>
          <table:table-cell table:formula="of:=[.I15]/[.I$35]" office:value-type="string" office:string-value="" calcext:value-type="error">
            <text:p>#DIV/0!</text:p>
          </table:table-cell>
          <table:table-cell table:formula="of:=[.J15]/[.J$35]" office:value-type="string" office:string-value="" calcext:value-type="error">
            <text:p>#DIV/0!</text:p>
          </table:table-cell>
          <table:table-cell table:formula="of:=[.K15]/[.K$3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lative per iter dot</text:p>
          </table:table-cell>
          <table:table-cell table:style-name="ce1" table:formula="of:=[.B36]/[.B30]-1" office:value-type="percentage" office:value="-0.538541288765622" calcext:value-type="percentage">
            <text:p>-53.85%</text:p>
          </table:table-cell>
          <table:table-cell table:style-name="ce1" table:formula="of:=[.C36]/[.C30]-1" office:value-type="percentage" office:value="-0.453889195304496" calcext:value-type="percentage">
            <text:p>-45.39%</text:p>
          </table:table-cell>
          <table:table-cell table:style-name="ce1" table:formula="of:=[.D36]/[.D30]-1" office:value-type="percentage" office:value="-0.505989405704552" calcext:value-type="percentage">
            <text:p>-50.60%</text:p>
          </table:table-cell>
          <table:table-cell table:style-name="ce1" table:formula="of:=[.E36]/[.E30]-1" office:value-type="percentage" office:value="-0.508140252284443" calcext:value-type="percentage">
            <text:p>-50.81%</text:p>
          </table:table-cell>
          <table:table-cell table:style-name="ce1" table:formula="of:=[.F36]/[.F30]-1" office:value-type="percentage" office:value="-0.545038963894756" calcext:value-type="percentage">
            <text:p>-54.50%</text:p>
          </table:table-cell>
          <table:table-cell table:style-name="ce1" table:formula="of:=[.G36]/[.G30]-1" office:value-type="percentage" office:value="-0.502524507756567" calcext:value-type="percentage">
            <text:p>-50.25%</text:p>
          </table:table-cell>
          <table:table-cell table:style-name="ce1" table:formula="of:=[.H36]/[.H30]-1" office:value-type="percentage" office:value="-0.528681223226122" calcext:value-type="percentage">
            <text:p>-52.87%</text:p>
          </table:table-cell>
          <table:table-cell table:style-name="ce1" table:formula="of:=[.I36]/[.I30]-1" office:value-type="string" office:string-value="" calcext:value-type="error">
            <text:p>#DIV/0!</text:p>
          </table:table-cell>
          <table:table-cell table:style-name="ce1" table:formula="of:=[.J36]/[.J30]-1" office:value-type="string" office:string-value="" calcext:value-type="error">
            <text:p>#DIV/0!</text:p>
          </table:table-cell>
          <table:table-cell table:style-name="ce1" table:formula="of:=[.K36]/[.K30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lative per iter WAXPBY</text:p>
          </table:table-cell>
          <table:table-cell table:style-name="ce1" table:formula="of:=[.B37]/[.B31]-1" office:value-type="percentage" office:value="-0.622039842901087" calcext:value-type="percentage">
            <text:p>-62.20%</text:p>
          </table:table-cell>
          <table:table-cell table:style-name="ce1" table:formula="of:=[.C37]/[.C31]-1" office:value-type="percentage" office:value="-0.508705578139502" calcext:value-type="percentage">
            <text:p>-50.87%</text:p>
          </table:table-cell>
          <table:table-cell table:style-name="ce1" table:formula="of:=[.D37]/[.D31]-1" office:value-type="percentage" office:value="-0.456132096063585" calcext:value-type="percentage">
            <text:p>-45.61%</text:p>
          </table:table-cell>
          <table:table-cell table:style-name="ce1" table:formula="of:=[.E37]/[.E31]-1" office:value-type="percentage" office:value="-0.523354407943491" calcext:value-type="percentage">
            <text:p>-52.34%</text:p>
          </table:table-cell>
          <table:table-cell table:style-name="ce1" table:formula="of:=[.F37]/[.F31]-1" office:value-type="percentage" office:value="-0.545350136969526" calcext:value-type="percentage">
            <text:p>-54.54%</text:p>
          </table:table-cell>
          <table:table-cell table:style-name="ce1" table:formula="of:=[.G37]/[.G31]-1" office:value-type="percentage" office:value="-0.482470023766732" calcext:value-type="percentage">
            <text:p>-48.25%</text:p>
          </table:table-cell>
          <table:table-cell table:style-name="ce1" table:formula="of:=[.H37]/[.H31]-1" office:value-type="percentage" office:value="-0.537430609921637" calcext:value-type="percentage">
            <text:p>-53.74%</text:p>
          </table:table-cell>
          <table:table-cell table:style-name="ce1" table:formula="of:=[.I37]/[.I31]-1" office:value-type="string" office:string-value="" calcext:value-type="error">
            <text:p>#DIV/0!</text:p>
          </table:table-cell>
          <table:table-cell table:style-name="ce1" table:formula="of:=[.J37]/[.J31]-1" office:value-type="string" office:string-value="" calcext:value-type="error">
            <text:p>#DIV/0!</text:p>
          </table:table-cell>
          <table:table-cell table:style-name="ce1" table:formula="of:=[.K37]/[.K31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lative per iter SPMV</text:p>
          </table:table-cell>
          <table:table-cell table:style-name="ce1" table:formula="of:=[.B38]/[.B32]-1" office:value-type="percentage" office:value="-0.318508049075901" calcext:value-type="percentage">
            <text:p>-31.85%</text:p>
          </table:table-cell>
          <table:table-cell table:style-name="ce1" table:formula="of:=[.C38]/[.C32]-1" office:value-type="percentage" office:value="-0.310696458035833" calcext:value-type="percentage">
            <text:p>-31.07%</text:p>
          </table:table-cell>
          <table:table-cell table:style-name="ce1" table:formula="of:=[.D38]/[.D32]-1" office:value-type="percentage" office:value="-0.29951894591575" calcext:value-type="percentage">
            <text:p>-29.95%</text:p>
          </table:table-cell>
          <table:table-cell table:style-name="ce1" table:formula="of:=[.E38]/[.E32]-1" office:value-type="percentage" office:value="-0.41581180814004" calcext:value-type="percentage">
            <text:p>-41.58%</text:p>
          </table:table-cell>
          <table:table-cell table:style-name="ce1" table:formula="of:=[.F38]/[.F32]-1" office:value-type="percentage" office:value="-0.389306778834347" calcext:value-type="percentage">
            <text:p>-38.93%</text:p>
          </table:table-cell>
          <table:table-cell table:style-name="ce1" table:formula="of:=[.G38]/[.G32]-1" office:value-type="percentage" office:value="-0.38010904627816" calcext:value-type="percentage">
            <text:p>-38.01%</text:p>
          </table:table-cell>
          <table:table-cell table:style-name="ce1" table:formula="of:=[.H38]/[.H32]-1" office:value-type="percentage" office:value="-0.388723034818145" calcext:value-type="percentage">
            <text:p>-38.87%</text:p>
          </table:table-cell>
          <table:table-cell table:style-name="ce1" table:formula="of:=[.I38]/[.I32]-1" office:value-type="string" office:string-value="" calcext:value-type="error">
            <text:p>#DIV/0!</text:p>
          </table:table-cell>
          <table:table-cell table:style-name="ce1" table:formula="of:=[.J38]/[.J32]-1" office:value-type="string" office:string-value="" calcext:value-type="error">
            <text:p>#DIV/0!</text:p>
          </table:table-cell>
          <table:table-cell table:style-name="ce1" table:formula="of:=[.K38]/[.K32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lative per iter MG</text:p>
          </table:table-cell>
          <table:table-cell table:style-name="ce1" table:formula="of:=[.B39]/[.B33]-1" office:value-type="percentage" office:value="-0.223786112497196" calcext:value-type="percentage">
            <text:p>-22.38%</text:p>
          </table:table-cell>
          <table:table-cell table:style-name="ce1" table:formula="of:=[.C39]/[.C33]-1" office:value-type="percentage" office:value="-0.211569276883324" calcext:value-type="percentage">
            <text:p>-21.16%</text:p>
          </table:table-cell>
          <table:table-cell table:style-name="ce1" table:formula="of:=[.D39]/[.D33]-1" office:value-type="percentage" office:value="-0.244972205902291" calcext:value-type="percentage">
            <text:p>-24.50%</text:p>
          </table:table-cell>
          <table:table-cell table:style-name="ce1" table:formula="of:=[.E39]/[.E33]-1" office:value-type="percentage" office:value="-0.28656803628641" calcext:value-type="percentage">
            <text:p>-28.66%</text:p>
          </table:table-cell>
          <table:table-cell table:style-name="ce1" table:formula="of:=[.F39]/[.F33]-1" office:value-type="percentage" office:value="-0.281690605340255" calcext:value-type="percentage">
            <text:p>-28.17%</text:p>
          </table:table-cell>
          <table:table-cell table:style-name="ce1" table:formula="of:=[.G39]/[.G33]-1" office:value-type="percentage" office:value="-0.224738337711116" calcext:value-type="percentage">
            <text:p>-22.47%</text:p>
          </table:table-cell>
          <table:table-cell table:style-name="ce1" table:formula="of:=[.H39]/[.H33]-1" office:value-type="percentage" office:value="-0.241291528833176" calcext:value-type="percentage">
            <text:p>-24.13%</text:p>
          </table:table-cell>
          <table:table-cell table:style-name="ce1" table:formula="of:=[.I39]/[.I33]-1" office:value-type="string" office:string-value="" calcext:value-type="error">
            <text:p>#DIV/0!</text:p>
          </table:table-cell>
          <table:table-cell table:style-name="ce1" table:formula="of:=[.J39]/[.J33]-1" office:value-type="string" office:string-value="" calcext:value-type="error">
            <text:p>#DIV/0!</text:p>
          </table:table-cell>
          <table:table-cell table:style-name="ce1" table:formula="of:=[.K39]/[.K33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lative per iter total</text:p>
          </table:table-cell>
          <table:table-cell table:style-name="ce1" table:formula="of:=[.B40]/[.B34]-1" office:value-type="percentage" office:value="-0.230739067283922" calcext:value-type="percentage">
            <text:p>-23.07%</text:p>
          </table:table-cell>
          <table:table-cell table:style-name="ce1" table:formula="of:=[.C40]/[.C34]-1" office:value-type="percentage" office:value="-0.22012882441204" calcext:value-type="percentage">
            <text:p>-22.01%</text:p>
          </table:table-cell>
          <table:table-cell table:style-name="ce1" table:formula="of:=[.D40]/[.D34]-1" office:value-type="percentage" office:value="-0.250028300387243" calcext:value-type="percentage">
            <text:p>-25.00%</text:p>
          </table:table-cell>
          <table:table-cell table:style-name="ce1" table:formula="of:=[.E40]/[.E34]-1" office:value-type="percentage" office:value="-0.296432400325538" calcext:value-type="percentage">
            <text:p>-29.64%</text:p>
          </table:table-cell>
          <table:table-cell table:style-name="ce1" table:formula="of:=[.F40]/[.F34]-1" office:value-type="percentage" office:value="-0.290470551059541" calcext:value-type="percentage">
            <text:p>-29.05%</text:p>
          </table:table-cell>
          <table:table-cell table:style-name="ce1" table:formula="of:=[.G40]/[.G34]-1" office:value-type="percentage" office:value="-0.236915933727969" calcext:value-type="percentage">
            <text:p>-23.69%</text:p>
          </table:table-cell>
          <table:table-cell table:style-name="ce1" table:formula="of:=[.H40]/[.H34]-1" office:value-type="percentage" office:value="-0.254688581517464" calcext:value-type="percentage">
            <text:p>-25.47%</text:p>
          </table:table-cell>
          <table:table-cell table:style-name="ce1" table:formula="of:=[.I40]/[.I34]-1" office:value-type="string" office:string-value="" calcext:value-type="error">
            <text:p>#DIV/0!</text:p>
          </table:table-cell>
          <table:table-cell table:style-name="ce1" table:formula="of:=[.J40]/[.J34]-1" office:value-type="string" office:string-value="" calcext:value-type="error">
            <text:p>#DIV/0!</text:p>
          </table:table-cell>
          <table:table-cell table:style-name="ce1" table:formula="of:=[.K40]/[.K34]-1" office:value-type="string" office:string-value="" calcext:value-type="error">
            <text:p>#DIV/0!</text:p>
          </table:table-cell>
        </table:table-row>
      </table:table>
      <table:table table:name="versus theoretical" table:style-name="ta1">
        <table:table-column table:style-name="co3" table:default-cell-style-name="Default"/>
        <table:table-column table:style-name="co4" table:default-cell-style-name="ce1"/>
        <table:table-column table:style-name="co5" table:number-columns-repeated="5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heoretical decrease in bytes loaded from memory versus actual times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theoretical</text:p>
          </table:table-cell>
          <table:table-cell table:style-name="Default" office:value-type="string" calcext:value-type="string">
            <text:p>average</text:p>
          </table:table-cell>
          <table:table-cell table:style-name="Default" table:formula="of:=[Raw.B1]" office:value-type="float" office:value="104" calcext:value-type="float">
            <text:p>104</text:p>
          </table:table-cell>
          <table:table-cell table:style-name="Default" table:formula="of:=[Raw.C1]" office:value-type="float" office:value="160" calcext:value-type="float">
            <text:p>160</text:p>
          </table:table-cell>
          <table:table-cell table:style-name="Default" table:formula="of:=[Raw.D1]" office:value-type="float" office:value="200" calcext:value-type="float">
            <text:p>200</text:p>
          </table:table-cell>
          <table:table-cell table:style-name="Default" table:formula="of:=[Raw.E1]" office:value-type="float" office:value="256" calcext:value-type="float">
            <text:p>256</text:p>
          </table:table-cell>
          <table:table-cell table:style-name="Default" table:formula="of:=[Raw.F1]" office:value-type="float" office:value="256" calcext:value-type="float">
            <text:p>256</text:p>
          </table:table-cell>
          <table:table-cell table:style-name="Default" table:formula="of:=[Raw.G1]" office:value-type="float" office:value="256" calcext:value-type="float">
            <text:p>256</text:p>
          </table:table-cell>
          <table:table-cell table:style-name="Default" table:formula="of:=[Raw.H1]" office:value-type="float" office:value="304" calcext:value-type="float">
            <text:p>304</text:p>
          </table:table-cell>
          <table:table-cell table:formula="of:=[Raw.I1]" office:value-type="float" office:value="0" calcext:value-type="float">
            <text:p>0</text:p>
          </table:table-cell>
          <table:table-cell table:formula="of:=[Raw.J1]" office:value-type="float" office:value="0" calcext:value-type="float">
            <text:p>0</text:p>
          </table:table-cell>
          <table:table-cell table:formula="of:=[Raw.K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t prod</text:p>
          </table:table-cell>
          <table:table-cell office:value-type="percentage" office:value="-0.5" calcext:value-type="percentage">
            <text:p>-50.00%</text:p>
          </table:table-cell>
          <table:table-cell table:formula="of:=AVERAGEIF([.D3:.Z3]; &quot;&lt;=9.99E+307&quot;)" office:value-type="percentage" office:value="-0.453240328507037" calcext:value-type="percentage">
            <text:p>-45.32%</text:p>
          </table:table-cell>
          <table:table-cell table:formula="of:=[Raw.B20]" office:value-type="percentage" office:value="-0.487551375922045" calcext:value-type="percentage">
            <text:p>-48.76%</text:p>
          </table:table-cell>
          <table:table-cell table:formula="of:=[Raw.C20]" office:value-type="percentage" office:value="-0.393545459979026" calcext:value-type="percentage">
            <text:p>-39.35%</text:p>
          </table:table-cell>
          <table:table-cell table:formula="of:=[Raw.D20]" office:value-type="percentage" office:value="-0.445943919105105" calcext:value-type="percentage">
            <text:p>-44.59%</text:p>
          </table:table-cell>
          <table:table-cell table:formula="of:=[Raw.E20]" office:value-type="percentage" office:value="-0.44835619455106" calcext:value-type="percentage">
            <text:p>-44.84%</text:p>
          </table:table-cell>
          <table:table-cell table:formula="of:=[Raw.F20]" office:value-type="percentage" office:value="-0.489739832434449" calcext:value-type="percentage">
            <text:p>-48.97%</text:p>
          </table:table-cell>
          <table:table-cell table:formula="of:=[Raw.G20]" office:value-type="percentage" office:value="-0.442057873340238" calcext:value-type="percentage">
            <text:p>-44.21%</text:p>
          </table:table-cell>
          <table:table-cell table:formula="of:=[Raw.H20]" office:value-type="percentage" office:value="-0.465487644217334" calcext:value-type="percentage">
            <text:p>-46.55%</text:p>
          </table:table-cell>
          <table:table-cell table:style-name="ce1" table:formula="of:=[Raw.I20]" office:value-type="string" office:string-value="" calcext:value-type="error">
            <text:p>#DIV/0!</text:p>
          </table:table-cell>
          <table:table-cell table:style-name="ce1" table:formula="of:=[Raw.J20]" office:value-type="string" office:string-value="" calcext:value-type="error">
            <text:p>#DIV/0!</text:p>
          </table:table-cell>
          <table:table-cell table:style-name="ce1" table:formula="of:=[Raw.K2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AXPBY</text:p>
          </table:table-cell>
          <table:table-cell office:value-type="percentage" office:value="-0.5" calcext:value-type="percentage">
            <text:p>-50.00%</text:p>
          </table:table-cell>
          <table:table-cell table:formula="of:=AVERAGEIF([.D4:.Z4]; &quot;&lt;=9.99E+307&quot;)" office:value-type="percentage" office:value="-0.467886595621331" calcext:value-type="percentage">
            <text:p>-46.79%</text:p>
          </table:table-cell>
          <table:table-cell table:formula="of:=[Raw.B21]" office:value-type="percentage" office:value="-0.580276289630489" calcext:value-type="percentage">
            <text:p>-58.03%</text:p>
          </table:table-cell>
          <table:table-cell table:formula="of:=[Raw.C21]" office:value-type="percentage" office:value="-0.454418901690829" calcext:value-type="percentage">
            <text:p>-45.44%</text:p>
          </table:table-cell>
          <table:table-cell table:formula="of:=[Raw.D21]" office:value-type="percentage" office:value="-0.390026604977391" calcext:value-type="percentage">
            <text:p>-39.00%</text:p>
          </table:table-cell>
          <table:table-cell table:formula="of:=[Raw.E21]" office:value-type="percentage" office:value="-0.465419584599606" calcext:value-type="percentage">
            <text:p>-46.54%</text:p>
          </table:table-cell>
          <table:table-cell table:formula="of:=[Raw.F21]" office:value-type="percentage" office:value="-0.490088827650904" calcext:value-type="percentage">
            <text:p>-49.01%</text:p>
          </table:table-cell>
          <table:table-cell table:formula="of:=[Raw.G21]" office:value-type="percentage" office:value="-0.419565827760478" calcext:value-type="percentage">
            <text:p>-41.96%</text:p>
          </table:table-cell>
          <table:table-cell table:formula="of:=[Raw.H21]" office:value-type="percentage" office:value="-0.475410133039622" calcext:value-type="percentage">
            <text:p>-47.54%</text:p>
          </table:table-cell>
          <table:table-cell table:style-name="ce1" table:formula="of:=[Raw.I21]" office:value-type="string" office:string-value="" calcext:value-type="error">
            <text:p>#DIV/0!</text:p>
          </table:table-cell>
          <table:table-cell table:style-name="ce1" table:formula="of:=[Raw.J21]" office:value-type="string" office:string-value="" calcext:value-type="error">
            <text:p>#DIV/0!</text:p>
          </table:table-cell>
          <table:table-cell table:style-name="ce1" table:formula="of:=[Raw.K2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PMV</text:p>
          </table:table-cell>
          <table:table-cell office:value-type="percentage" office:value="-0.3851" calcext:value-type="percentage">
            <text:p>-38.51%</text:p>
          </table:table-cell>
          <table:table-cell table:formula="of:=AVERAGEIF([.D5:.Z5]; &quot;&lt;=9.99E+307&quot;)" office:value-type="percentage" office:value="-0.280503524698445" calcext:value-type="percentage">
            <text:p>-28.05%</text:p>
          </table:table-cell>
          <table:table-cell table:formula="of:=[Raw.B22]" office:value-type="percentage" office:value="-0.243205071073238" calcext:value-type="percentage">
            <text:p>-24.32%</text:p>
          </table:table-cell>
          <table:table-cell table:formula="of:=[Raw.C22]" office:value-type="percentage" office:value="-0.234530320802224" calcext:value-type="percentage">
            <text:p>-23.45%</text:p>
          </table:table-cell>
          <table:table-cell table:formula="of:=[Raw.D22]" office:value-type="percentage" office:value="-0.214377602325399" calcext:value-type="percentage">
            <text:p>-21.44%</text:p>
          </table:table-cell>
          <table:table-cell table:formula="of:=[Raw.E22]" office:value-type="percentage" office:value="-0.344805508576951" calcext:value-type="percentage">
            <text:p>-34.48%</text:p>
          </table:table-cell>
          <table:table-cell table:formula="of:=[Raw.F22]" office:value-type="percentage" office:value="-0.315078873499295" calcext:value-type="percentage">
            <text:p>-31.51%</text:p>
          </table:table-cell>
          <table:table-cell table:formula="of:=[Raw.G22]" office:value-type="percentage" office:value="-0.304763184499814" calcext:value-type="percentage">
            <text:p>-30.48%</text:p>
          </table:table-cell>
          <table:table-cell table:formula="of:=[Raw.H22]" office:value-type="percentage" office:value="-0.306764112112198" calcext:value-type="percentage">
            <text:p>-30.68%</text:p>
          </table:table-cell>
          <table:table-cell table:style-name="ce1" table:formula="of:=[Raw.I22]" office:value-type="string" office:string-value="" calcext:value-type="error">
            <text:p>#DIV/0!</text:p>
          </table:table-cell>
          <table:table-cell table:style-name="ce1" table:formula="of:=[Raw.J22]" office:value-type="string" office:string-value="" calcext:value-type="error">
            <text:p>#DIV/0!</text:p>
          </table:table-cell>
          <table:table-cell table:style-name="ce1" table:formula="of:=[Raw.K2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percentage" office:value="-0.3885" calcext:value-type="percentage">
            <text:p>-38.85%</text:p>
          </table:table-cell>
          <table:table-cell table:formula="of:=AVERAGEIF([.D6:.Z6]; &quot;&lt;=9.99E+307&quot;)" office:value-type="percentage" office:value="-0.154282153693049" calcext:value-type="percentage">
            <text:p>-15.43%</text:p>
          </table:table-cell>
          <table:table-cell table:formula="of:=[Raw.B23]" office:value-type="percentage" office:value="-0.138016622165394" calcext:value-type="percentage">
            <text:p>-13.80%</text:p>
          </table:table-cell>
          <table:table-cell table:formula="of:=[Raw.C23]" office:value-type="percentage" office:value="-0.124449859964355" calcext:value-type="percentage">
            <text:p>-12.44%</text:p>
          </table:table-cell>
          <table:table-cell table:formula="of:=[Raw.D23]" office:value-type="percentage" office:value="-0.153200871813067" calcext:value-type="percentage">
            <text:p>-15.32%</text:p>
          </table:table-cell>
          <table:table-cell table:formula="of:=[Raw.E23]" office:value-type="percentage" office:value="-0.199852548984205" calcext:value-type="percentage">
            <text:p>-19.99%</text:p>
          </table:table-cell>
          <table:table-cell table:formula="of:=[Raw.F23]" office:value-type="percentage" office:value="-0.194382281127469" calcext:value-type="percentage">
            <text:p>-19.44%</text:p>
          </table:table-cell>
          <table:table-cell table:formula="of:=[Raw.G23]" office:value-type="percentage" office:value="-0.130507638427385" calcext:value-type="percentage">
            <text:p>-13.05%</text:p>
          </table:table-cell>
          <table:table-cell table:formula="of:=[Raw.H23]" office:value-type="percentage" office:value="-0.139565253369467" calcext:value-type="percentage">
            <text:p>-13.96%</text:p>
          </table:table-cell>
          <table:table-cell table:style-name="ce1" table:formula="of:=[Raw.I23]" office:value-type="string" office:string-value="" calcext:value-type="error">
            <text:p>#DIV/0!</text:p>
          </table:table-cell>
          <table:table-cell table:style-name="ce1" table:formula="of:=[Raw.J23]" office:value-type="string" office:string-value="" calcext:value-type="error">
            <text:p>#DIV/0!</text:p>
          </table:table-cell>
          <table:table-cell table:style-name="ce1" table:formula="of:=[Raw.K2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4" office:value-type="percentage" office:value="-0.399" calcext:value-type="percentage">
            <text:p>-39.90%</text:p>
          </table:table-cell>
          <table:table-cell table:formula="of:=AVERAGEIF([.D7:.Z7]; &quot;&lt;=9.99E+307&quot;)" office:value-type="percentage" office:value="-0.164661976364126" calcext:value-type="percentage">
            <text:p>-16.47%</text:p>
          </table:table-cell>
          <table:table-cell table:formula="of:=[Raw.B24]" office:value-type="percentage" office:value="-0.145737859248996" calcext:value-type="percentage">
            <text:p>-14.57%</text:p>
          </table:table-cell>
          <table:table-cell table:formula="of:=[Raw.C24]" office:value-type="percentage" office:value="-0.133955213849835" calcext:value-type="percentage">
            <text:p>-13.40%</text:p>
          </table:table-cell>
          <table:table-cell table:formula="of:=[Raw.D24]" office:value-type="percentage" office:value="-0.158871519218842" calcext:value-type="percentage">
            <text:p>-15.89%</text:p>
          </table:table-cell>
          <table:table-cell table:formula="of:=[Raw.E24]" office:value-type="percentage" office:value="-0.210915896497703" calcext:value-type="percentage">
            <text:p>-21.09%</text:p>
          </table:table-cell>
          <table:table-cell table:formula="of:=[Raw.F24]" office:value-type="percentage" office:value="-0.20422940256954" calcext:value-type="percentage">
            <text:p>-20.42%</text:p>
          </table:table-cell>
          <table:table-cell table:formula="of:=[Raw.G24]" office:value-type="percentage" office:value="-0.144165384236341" calcext:value-type="percentage">
            <text:p>-14.42%</text:p>
          </table:table-cell>
          <table:table-cell table:formula="of:=[Raw.H24]" office:value-type="percentage" office:value="-0.154758558927627" calcext:value-type="percentage">
            <text:p>-15.48%</text:p>
          </table:table-cell>
          <table:table-cell table:style-name="ce1" table:formula="of:=[Raw.I24]" office:value-type="string" office:string-value="" calcext:value-type="error">
            <text:p>#DIV/0!</text:p>
          </table:table-cell>
          <table:table-cell table:style-name="ce1" table:formula="of:=[Raw.J24]" office:value-type="string" office:string-value="" calcext:value-type="error">
            <text:p>#DIV/0!</text:p>
          </table:table-cell>
          <table:table-cell table:style-name="ce1" table:formula="of:=[Raw.K24]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string" calcext:value-type="string">
            <text:p>per iter version</text:p>
          </table:table-cell>
          <table:table-cell table:style-name="Default"/>
          <table:table-cell/>
          <table:table-cell table:style-name="Default" table:formula="of:=[Raw.B1]" office:value-type="float" office:value="104" calcext:value-type="float">
            <text:p>104</text:p>
          </table:table-cell>
          <table:table-cell table:style-name="Default" table:formula="of:=[Raw.C1]" office:value-type="float" office:value="160" calcext:value-type="float">
            <text:p>160</text:p>
          </table:table-cell>
          <table:table-cell table:style-name="Default" table:formula="of:=[Raw.D1]" office:value-type="float" office:value="200" calcext:value-type="float">
            <text:p>200</text:p>
          </table:table-cell>
          <table:table-cell table:style-name="Default" table:formula="of:=[Raw.E1]" office:value-type="float" office:value="256" calcext:value-type="float">
            <text:p>256</text:p>
          </table:table-cell>
          <table:table-cell table:style-name="Default" table:formula="of:=[Raw.F1]" office:value-type="float" office:value="256" calcext:value-type="float">
            <text:p>256</text:p>
          </table:table-cell>
          <table:table-cell table:style-name="Default" table:formula="of:=[Raw.G1]" office:value-type="float" office:value="256" calcext:value-type="float">
            <text:p>256</text:p>
          </table:table-cell>
          <table:table-cell table:style-name="Default" table:formula="of:=[Raw.H1]" office:value-type="float" office:value="304" calcext:value-type="float">
            <text:p>304</text:p>
          </table:table-cell>
          <table:table-cell table:formula="of:=[Raw.I1]" office:value-type="float" office:value="0" calcext:value-type="float">
            <text:p>0</text:p>
          </table:table-cell>
          <table:table-cell table:formula="of:=[Raw.J1]" office:value-type="float" office:value="0" calcext:value-type="float">
            <text:p>0</text:p>
          </table:table-cell>
          <table:table-cell table:formula="of:=[Raw.K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t prod</text:p>
          </table:table-cell>
          <table:table-cell table:formula="of:=[.B3]" office:value-type="percentage" office:value="-0.5" calcext:value-type="percentage">
            <text:p>-50.00%</text:p>
          </table:table-cell>
          <table:table-cell table:formula="of:=AVERAGEIF([.D9:.Z9]; &quot;&lt;=9.99E+307&quot;)" office:value-type="percentage" office:value="-0.511829262419508" calcext:value-type="percentage">
            <text:p>-51.18%</text:p>
          </table:table-cell>
          <table:table-cell table:formula="of:=[Raw.B41]" office:value-type="percentage" office:value="-0.538541288765622" calcext:value-type="percentage">
            <text:p>-53.85%</text:p>
          </table:table-cell>
          <table:table-cell table:formula="of:=[Raw.C41]" office:value-type="percentage" office:value="-0.453889195304496" calcext:value-type="percentage">
            <text:p>-45.39%</text:p>
          </table:table-cell>
          <table:table-cell table:formula="of:=[Raw.D41]" office:value-type="percentage" office:value="-0.505989405704552" calcext:value-type="percentage">
            <text:p>-50.60%</text:p>
          </table:table-cell>
          <table:table-cell table:formula="of:=[Raw.E41]" office:value-type="percentage" office:value="-0.508140252284443" calcext:value-type="percentage">
            <text:p>-50.81%</text:p>
          </table:table-cell>
          <table:table-cell table:formula="of:=[Raw.F41]" office:value-type="percentage" office:value="-0.545038963894756" calcext:value-type="percentage">
            <text:p>-54.50%</text:p>
          </table:table-cell>
          <table:table-cell table:formula="of:=[Raw.G41]" office:value-type="percentage" office:value="-0.502524507756567" calcext:value-type="percentage">
            <text:p>-50.25%</text:p>
          </table:table-cell>
          <table:table-cell table:formula="of:=[Raw.H41]" office:value-type="percentage" office:value="-0.528681223226122" calcext:value-type="percentage">
            <text:p>-52.87%</text:p>
          </table:table-cell>
          <table:table-cell table:style-name="ce1" table:formula="of:=[Raw.I41]" office:value-type="string" office:string-value="" calcext:value-type="error">
            <text:p>#DIV/0!</text:p>
          </table:table-cell>
          <table:table-cell table:style-name="ce1" table:formula="of:=[Raw.J41]" office:value-type="string" office:string-value="" calcext:value-type="error">
            <text:p>#DIV/0!</text:p>
          </table:table-cell>
          <table:table-cell table:style-name="ce1" table:formula="of:=[Raw.K4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AXPBY</text:p>
          </table:table-cell>
          <table:table-cell table:formula="of:=[.B4]" office:value-type="percentage" office:value="-0.5" calcext:value-type="percentage">
            <text:p>-50.00%</text:p>
          </table:table-cell>
          <table:table-cell table:formula="of:=AVERAGEIF([.D10:.Z10]; &quot;&lt;=9.99E+307&quot;)" office:value-type="percentage" office:value="-0.525068956529366" calcext:value-type="percentage">
            <text:p>-52.51%</text:p>
          </table:table-cell>
          <table:table-cell table:formula="of:=[Raw.B42]" office:value-type="percentage" office:value="-0.622039842901087" calcext:value-type="percentage">
            <text:p>-62.20%</text:p>
          </table:table-cell>
          <table:table-cell table:formula="of:=[Raw.C42]" office:value-type="percentage" office:value="-0.508705578139502" calcext:value-type="percentage">
            <text:p>-50.87%</text:p>
          </table:table-cell>
          <table:table-cell table:formula="of:=[Raw.D42]" office:value-type="percentage" office:value="-0.456132096063585" calcext:value-type="percentage">
            <text:p>-45.61%</text:p>
          </table:table-cell>
          <table:table-cell table:formula="of:=[Raw.E42]" office:value-type="percentage" office:value="-0.523354407943491" calcext:value-type="percentage">
            <text:p>-52.34%</text:p>
          </table:table-cell>
          <table:table-cell table:formula="of:=[Raw.F42]" office:value-type="percentage" office:value="-0.545350136969526" calcext:value-type="percentage">
            <text:p>-54.54%</text:p>
          </table:table-cell>
          <table:table-cell table:formula="of:=[Raw.G42]" office:value-type="percentage" office:value="-0.482470023766732" calcext:value-type="percentage">
            <text:p>-48.25%</text:p>
          </table:table-cell>
          <table:table-cell table:formula="of:=[Raw.H42]" office:value-type="percentage" office:value="-0.537430609921637" calcext:value-type="percentage">
            <text:p>-53.74%</text:p>
          </table:table-cell>
          <table:table-cell table:style-name="ce1" table:formula="of:=[Raw.I42]" office:value-type="string" office:string-value="" calcext:value-type="error">
            <text:p>#DIV/0!</text:p>
          </table:table-cell>
          <table:table-cell table:style-name="ce1" table:formula="of:=[Raw.J42]" office:value-type="string" office:string-value="" calcext:value-type="error">
            <text:p>#DIV/0!</text:p>
          </table:table-cell>
          <table:table-cell table:style-name="ce1" table:formula="of:=[Raw.K4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PMV</text:p>
          </table:table-cell>
          <table:table-cell table:formula="of:=[.B5]" office:value-type="percentage" office:value="-0.3851" calcext:value-type="percentage">
            <text:p>-38.51%</text:p>
          </table:table-cell>
          <table:table-cell table:formula="of:=AVERAGEIF([.D11:.Z11]; &quot;&lt;=9.99E+307&quot;)" office:value-type="percentage" office:value="-0.357524874442596" calcext:value-type="percentage">
            <text:p>-35.75%</text:p>
          </table:table-cell>
          <table:table-cell table:formula="of:=[Raw.B43]" office:value-type="percentage" office:value="-0.318508049075901" calcext:value-type="percentage">
            <text:p>-31.85%</text:p>
          </table:table-cell>
          <table:table-cell table:formula="of:=[Raw.C43]" office:value-type="percentage" office:value="-0.310696458035833" calcext:value-type="percentage">
            <text:p>-31.07%</text:p>
          </table:table-cell>
          <table:table-cell table:formula="of:=[Raw.D43]" office:value-type="percentage" office:value="-0.29951894591575" calcext:value-type="percentage">
            <text:p>-29.95%</text:p>
          </table:table-cell>
          <table:table-cell table:formula="of:=[Raw.E43]" office:value-type="percentage" office:value="-0.41581180814004" calcext:value-type="percentage">
            <text:p>-41.58%</text:p>
          </table:table-cell>
          <table:table-cell table:formula="of:=[Raw.F43]" office:value-type="percentage" office:value="-0.389306778834347" calcext:value-type="percentage">
            <text:p>-38.93%</text:p>
          </table:table-cell>
          <table:table-cell table:formula="of:=[Raw.G43]" office:value-type="percentage" office:value="-0.38010904627816" calcext:value-type="percentage">
            <text:p>-38.01%</text:p>
          </table:table-cell>
          <table:table-cell table:formula="of:=[Raw.H43]" office:value-type="percentage" office:value="-0.388723034818145" calcext:value-type="percentage">
            <text:p>-38.87%</text:p>
          </table:table-cell>
          <table:table-cell table:style-name="ce1" table:formula="of:=[Raw.I43]" office:value-type="string" office:string-value="" calcext:value-type="error">
            <text:p>#DIV/0!</text:p>
          </table:table-cell>
          <table:table-cell table:style-name="ce1" table:formula="of:=[Raw.J43]" office:value-type="string" office:string-value="" calcext:value-type="error">
            <text:p>#DIV/0!</text:p>
          </table:table-cell>
          <table:table-cell table:style-name="ce1" table:formula="of:=[Raw.K4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table:formula="of:=[.B6]" office:value-type="percentage" office:value="-0.3885" calcext:value-type="percentage">
            <text:p>-38.85%</text:p>
          </table:table-cell>
          <table:table-cell table:formula="of:=AVERAGEIF([.D12:.Z12]; &quot;&lt;=9.99E+307&quot;)" office:value-type="percentage" office:value="-0.244945157636253" calcext:value-type="percentage">
            <text:p>-24.49%</text:p>
          </table:table-cell>
          <table:table-cell table:formula="of:=[Raw.B44]" office:value-type="percentage" office:value="-0.223786112497196" calcext:value-type="percentage">
            <text:p>-22.38%</text:p>
          </table:table-cell>
          <table:table-cell table:formula="of:=[Raw.C44]" office:value-type="percentage" office:value="-0.211569276883324" calcext:value-type="percentage">
            <text:p>-21.16%</text:p>
          </table:table-cell>
          <table:table-cell table:formula="of:=[Raw.D44]" office:value-type="percentage" office:value="-0.244972205902291" calcext:value-type="percentage">
            <text:p>-24.50%</text:p>
          </table:table-cell>
          <table:table-cell table:formula="of:=[Raw.E44]" office:value-type="percentage" office:value="-0.28656803628641" calcext:value-type="percentage">
            <text:p>-28.66%</text:p>
          </table:table-cell>
          <table:table-cell table:formula="of:=[Raw.F44]" office:value-type="percentage" office:value="-0.281690605340255" calcext:value-type="percentage">
            <text:p>-28.17%</text:p>
          </table:table-cell>
          <table:table-cell table:formula="of:=[Raw.G44]" office:value-type="percentage" office:value="-0.224738337711116" calcext:value-type="percentage">
            <text:p>-22.47%</text:p>
          </table:table-cell>
          <table:table-cell table:formula="of:=[Raw.H44]" office:value-type="percentage" office:value="-0.241291528833176" calcext:value-type="percentage">
            <text:p>-24.13%</text:p>
          </table:table-cell>
          <table:table-cell table:style-name="ce1" table:formula="of:=[Raw.I44]" office:value-type="string" office:string-value="" calcext:value-type="error">
            <text:p>#DIV/0!</text:p>
          </table:table-cell>
          <table:table-cell table:style-name="ce1" table:formula="of:=[Raw.J44]" office:value-type="string" office:string-value="" calcext:value-type="error">
            <text:p>#DIV/0!</text:p>
          </table:table-cell>
          <table:table-cell table:style-name="ce1" table:formula="of:=[Raw.K4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B7]" office:value-type="percentage" office:value="-0.399" calcext:value-type="percentage">
            <text:p>-39.90%</text:p>
          </table:table-cell>
          <table:table-cell table:formula="of:=AVERAGEIF([.D13:.Z13]; &quot;&lt;=9.99E+307&quot;)" office:value-type="percentage" office:value="-0.254200522673388" calcext:value-type="percentage">
            <text:p>-25.42%</text:p>
          </table:table-cell>
          <table:table-cell table:formula="of:=[Raw.B45]" office:value-type="percentage" office:value="-0.230739067283922" calcext:value-type="percentage">
            <text:p>-23.07%</text:p>
          </table:table-cell>
          <table:table-cell table:formula="of:=[Raw.C45]" office:value-type="percentage" office:value="-0.22012882441204" calcext:value-type="percentage">
            <text:p>-22.01%</text:p>
          </table:table-cell>
          <table:table-cell table:formula="of:=[Raw.D45]" office:value-type="percentage" office:value="-0.250028300387243" calcext:value-type="percentage">
            <text:p>-25.00%</text:p>
          </table:table-cell>
          <table:table-cell table:formula="of:=[Raw.E45]" office:value-type="percentage" office:value="-0.296432400325538" calcext:value-type="percentage">
            <text:p>-29.64%</text:p>
          </table:table-cell>
          <table:table-cell table:formula="of:=[Raw.F45]" office:value-type="percentage" office:value="-0.290470551059541" calcext:value-type="percentage">
            <text:p>-29.05%</text:p>
          </table:table-cell>
          <table:table-cell table:formula="of:=[Raw.G45]" office:value-type="percentage" office:value="-0.236915933727969" calcext:value-type="percentage">
            <text:p>-23.69%</text:p>
          </table:table-cell>
          <table:table-cell table:formula="of:=[Raw.H45]" office:value-type="percentage" office:value="-0.254688581517464" calcext:value-type="percentage">
            <text:p>-25.47%</text:p>
          </table:table-cell>
          <table:table-cell table:style-name="ce1" table:formula="of:=[Raw.I45]" office:value-type="string" office:string-value="" calcext:value-type="error">
            <text:p>#DIV/0!</text:p>
          </table:table-cell>
          <table:table-cell table:style-name="ce1" table:formula="of:=[Raw.J45]" office:value-type="string" office:string-value="" calcext:value-type="error">
            <text:p>#DIV/0!</text:p>
          </table:table-cell>
          <table:table-cell table:style-name="ce1" table:formula="of:=[Raw.K4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 table:number-rows-repeated="8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7"/>
          <table:table-cell table:number-columns-repeated="3"/>
        </table:table-row>
      </table:table>
      <table:table table:name="Calculate theorectical MG improvement" table:style-name="ta1">
        <table:table-column table:style-name="co2" table:number-columns-repeated="10" table:default-cell-style-name="Default"/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s per row</text:p>
          </table:table-cell>
          <table:table-cell office:value-type="float" office:value="26.52" calcext:value-type="float">
            <text:p>26.52</text:p>
          </table:table-cell>
          <table:table-cell office:value-type="float" office:value="26.05" calcext:value-type="float">
            <text:p>26.05</text:p>
          </table:table-cell>
          <table:table-cell office:value-type="float" office:value="25.15" calcext:value-type="float">
            <text:p>25.15</text:p>
          </table:table-cell>
          <table:table-cell office:value-type="float" office:value="23.5" calcext:value-type="float">
            <text:p>23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ights</text:p>
          </table:table-cell>
          <table:table-cell office:value-type="float" office:value="1" calcext:value-type="float">
            <text:p>1</text:p>
          </table:table-cell>
          <table:table-cell office:value-type="float" office:value="0.1227" calcext:value-type="float">
            <text:p>0.1227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0173" calcext:value-type="float">
            <text:p>0.00173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double n_0</text:p>
          </table:table-cell>
          <table:table-cell office:value-type="float" office:value="136" calcext:value-type="float">
            <text:p>136</text:p>
          </table:table-cell>
          <table:table-cell table:formula="of:=[.B10]" office:value-type="float" office:value="48" calcext:value-type="float">
            <text:p>48</text:p>
          </table:table-cell>
          <table:table-cell table:formula="of:=[.B10]+[.B6]/[.C2]" office:value-type="float" office:value="53.1282051282051" calcext:value-type="float">
            <text:p>53.1282051282</text:p>
          </table:table-cell>
          <table:table-cell table:formula="of:=[.B11]+[.B7]/[.D2]" office:value-type="float" office:value="53.2207293666027" calcext:value-type="float">
            <text:p>53.2207293666</text:p>
          </table:table-cell>
          <table:table-cell table:formula="of:=([.B10]+[.B6]/[.$C$2]+ [.$D$3]*([.B11]+[.B7]/[.$D$2]))/([.$C$3]+[.$D$3])" office:value-type="float" office:value="53.1383171118618" calcext:value-type="float">
            <text:p>53.1383171119</text:p>
          </table:table-cell>
          <table:table-cell table:formula="of:=([.$B10]+[.$B6]/[.$C$2]+ [.$D$3]*([.$B11]+[.$B7]/[.$D$2]) + [.$E$3]*([.$B12]+[.$B8]/[.$E$2]))/([.$C$3]+[.$D$3] + [.$E$3])" office:value-type="float" office:value="53.1418201587977" calcext:value-type="float">
            <text:p>53.1418201588</text:p>
          </table:table-cell>
          <table:table-cell table:formula="of:=([.$B10]+[.$B6]/[.$C$2]+ [.$D$3]*([.$B11]+[.$B7]/[.$D$2]) + [.$E$3]*([.$B12]+[.$B8]/[.$E$2]) + [.$F$3]*([.$B13]+[.$B9]/[.$F$2])/([.$C$3]+[.$D$3] + [.$E$3] + [.$F$3]))" office:value-type="float" office:value="60.4888848190276" calcext:value-type="float">
            <text:p>60.4888848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 n_1</text:p>
          </table:table-cell>
          <table:table-cell office:value-type="float" office:value="136" calcext:value-type="float">
            <text:p>1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uble n_2</text:p>
          </table:table-cell>
          <table:table-cell table:formula="of:=[.B7]" office:value-type="float" office:value="136" calcext:value-type="float">
            <text:p>1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uble n_3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uble nnz_0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uble nnz_1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uble nnz_2</text:p>
          </table:table-cell>
          <table:table-cell table:formula="of:=[.B11]"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uble nnz_3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ingle n_0</text:p>
          </table:table-cell>
          <table:table-cell office:value-type="float" office:value="184" calcext:value-type="float">
            <text:p>184</text:p>
          </table:table-cell>
          <table:table-cell table:formula="of:=[.B19]" office:value-type="float" office:value="80" calcext:value-type="float">
            <text:p>80</text:p>
          </table:table-cell>
          <table:table-cell table:formula="of:=[.B19]+[.B15]/[.C2]" office:value-type="float" office:value="86.9381598793364" calcext:value-type="float">
            <text:p>86.9381598793</text:p>
          </table:table-cell>
          <table:table-cell table:formula="of:=[.B20]+[.B16]/[.D2]" office:value-type="float" office:value="87.063339731286" calcext:value-type="float">
            <text:p>87.0633397313</text:p>
          </table:table-cell>
          <table:table-cell table:formula="of:=([.B19]+[.B15]/[.$C$2]+ [.$D$3]*([.B20]+[.B16]/[.$D$2]))/([.$C$3]+[.$D$3])" office:value-type="float" office:value="86.9518407984013" calcext:value-type="float">
            <text:p>86.9518407984</text:p>
          </table:table-cell>
          <table:table-cell table:formula="of:=([.B19]+[.B15]/[.$C$2]+ [.$D$3]*([.B20]+[.B16]/[.$D$2]) + [.$E$3]*([.B21]+[.B17]/[.$E$1]))/([.$C$3]+[.$D$3] + [.$E$3])" office:value-type="float" office:value="88.0584014631782" calcext:value-type="float">
            <text:p>88.0584014632</text:p>
          </table:table-cell>
          <table:table-cell table:formula="of:=([.$B19]+[.$B15]/[.$C$2]+ [.$D$3]*([.$B20]+[.$B16]/[.$D$2]) + [.$E$3]*([.$B21]+[.$B17]/[.$E$2]) + [.$F$3]*([.$B22]+[.$B18]/[.$F$2])/([.$C$3]+[.$D$3] + [.$E$3] + [.$F$3]))" office:value-type="float" office:value="98.978505415443" calcext:value-type="float">
            <text:p>98.9785054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le n_1</text:p>
          </table:table-cell>
          <table:table-cell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ngle n_2</text:p>
          </table:table-cell>
          <table:table-cell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ngle n_3</text:p>
          </table:table-cell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ngle nnz_0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ngle nnz_1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ngle nnz_2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ngle nnz_3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5" office:value-type="string" calcext:value-type="string">
            <text:p>estimate using only nnz_3</text:p>
          </table:table-cell>
          <table:table-cell table:style-name="ce5" office:value-type="string" calcext:value-type="string">
            <text:p>estimate using only coarseness 0</text:p>
          </table:table-cell>
          <table:table-cell table:style-name="ce5" office:value-type="string" calcext:value-type="string">
            <text:p>estimate using only coarseness 1</text:p>
          </table:table-cell>
          <table:table-cell table:style-name="ce5" office:value-type="string" calcext:value-type="string">
            <text:p>2 level estimate</text:p>
          </table:table-cell>
          <table:table-cell table:style-name="ce5" office:value-type="string" calcext:value-type="string">
            <text:p>3 level estimate</text:p>
          </table:table-cell>
          <table:table-cell table:style-name="ce5" office:value-type="string" calcext:value-type="string">
            <text:p>best estimat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table:formula="of:=[.C6]/[.C15]-1" office:value-type="percentage" office:value="-0.4" calcext:value-type="percentage">
            <text:p>-40.00%</text:p>
          </table:table-cell>
          <table:table-cell table:style-name="ce1" table:formula="of:=[.D6]/[.D15]-1" office:value-type="percentage" office:value="-0.388896599583622" calcext:value-type="percentage">
            <text:p>-38.89%</text:p>
          </table:table-cell>
          <table:table-cell table:style-name="ce1" table:formula="of:=[.E6]/[.E15]-1" office:value-type="percentage" office:value="-0.388712522045855" calcext:value-type="percentage">
            <text:p>-38.87%</text:p>
          </table:table-cell>
          <table:table-cell table:style-name="ce1" table:formula="of:=[.F6]/[.F15]-1" office:value-type="percentage" office:value="-0.388876455933077" calcext:value-type="percentage">
            <text:p>-38.89%</text:p>
          </table:table-cell>
          <table:table-cell table:style-name="ce1" table:formula="of:=[.G6]/[.G15]-1" office:value-type="percentage" office:value="-0.396516183853064" calcext:value-type="percentage">
            <text:p>-39.65%</text:p>
          </table:table-cell>
          <table:table-cell table:style-name="ce1" table:formula="of:=[.H6]/[.H15]-1" office:value-type="percentage" office:value="-0.388868476391543" calcext:value-type="percentage">
            <text:p>-38.89%</text:p>
          </table:table-cell>
          <table:table-cell table:style-name="ce1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 style:data-style-name="N2" text:time-value="12:44:21.3446711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14:08:44.959274051</meta:creation-date>
    <meta:editing-duration>PT46M29S</meta:editing-duration>
    <meta:editing-cycles>9</meta:editing-cycles>
    <meta:generator>LibreOffice/5.0.6.2$Linux_X86_64 LibreOffice_project/00$Build-2</meta:generator>
    <dc:date>2017-06-29T12:46:20.099988764</dc:date>
    <meta:document-statistic meta:table-count="3" meta:cell-count="662" meta:object-count="0"/>
  </office:meta>
</office:document-meta>
</file>